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5.796cm"/>
    </style:style>
    <style:style style:name="co5" style:family="table-column">
      <style:table-column-properties fo:break-before="auto" style:column-width="5.7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GridSearch">
      <style:table-properties table:display="true" style:writing-mode="lr-tb"/>
    </style:style>
    <style:style style:name="ce31" style:family="table-cell" style:parent-style-name="Default" style:data-style-name="N113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3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3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13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13">
      <style:table-cell-properties fo:border-bottom="none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13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3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13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13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3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4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4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4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fo:background-color="#d9d2e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14">
      <style:table-cell-properties fo:border-bottom="none" fo:background-color="#d9d2e9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4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4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14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4">
      <style:table-cell-properties fo:border-bottom="2.49pt solid #000000" fo:background-color="#d9d2e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4">
      <style:table-cell-properties fo:border-bottom="none" fo:background-color="#d9ead3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4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4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14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4">
      <style:table-cell-properties fo:border-bottom="2.49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2.49pt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4">
      <style:table-cell-properties fo:border-bottom="none" fo:background-color="#c9daf8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14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4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14">
      <style:table-cell-properties fo:border-bottom="none" fo:background-color="#c9daf8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14">
      <style:table-cell-properties fo:border-bottom="2.49pt solid #000000" fo:background-color="#c9daf8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14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14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14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1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14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1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1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1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14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86" style:family="table-cell" style:parent-style-name="Default" style:data-style-name="N114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87" style:family="table-cell" style:parent-style-name="Default" style:data-style-name="N114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260" style:family="table-cell" style:parent-style-name="Default" style:data-style-name="N114">
      <style:table-cell-properties fo:border-bottom="none" fo:background-color="#d9d2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a6099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89" style:family="table-cell" style:parent-style-name="Default" style:data-style-name="N114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262" style:family="table-cell" style:parent-style-name="Default" style:data-style-name="N114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a6099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263" style:family="table-cell" style:parent-style-name="Default" style:data-style-name="N114">
      <style:table-cell-properties fo:border-bottom="0.74pt solid #2a6099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92" style:family="table-cell" style:parent-style-name="Default" style:data-style-name="N114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93" style:family="table-cell" style:parent-style-name="Default" style:data-style-name="N114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94" style:family="table-cell" style:parent-style-name="Default" style:data-style-name="N114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95" style:family="table-cell" style:parent-style-name="Default" style:data-style-name="N114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96" style:family="table-cell" style:parent-style-name="Default" style:data-style-name="N11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14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98" style:family="table-cell" style:parent-style-name="Default" style:data-style-name="N114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  <style:style style:name="ce99" style:family="table-cell" style:parent-style-name="Default" style:data-style-name="N114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L3:.O3]=MAX([.$L3:.$O3]))" style:apply-style-name="ConditionalStyle_5f_1" style:base-cell-address="'Grid Search Results'.L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 Search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57" table:default-cell-style-name="Default"/>
        <table:table-row table:style-name="ro1">
          <table:table-cell table:style-name="ce31" office:value-type="string" calcext:value-type="string">
            <text:p>mnist naive ewc</text:p>
          </table:table-cell>
          <table:table-cell table:style-name="ce38"/>
          <table:table-cell table:style-name="ce47" office:value-type="string" calcext:value-type="string">
            <text:p>mnist cost ewc</text:p>
          </table:table-cell>
          <table:table-cell table:style-name="ce50"/>
          <table:table-cell table:style-name="ce55" office:value-type="string" calcext:value-type="string">
            <text:p>mnist decay ewc</text:p>
          </table:table-cell>
          <table:table-cell table:style-name="ce59"/>
          <table:table-cell table:style-name="ce64" office:value-type="string" calcext:value-type="string">
            <text:p>mnist tune ewc</text:p>
          </table:table-cell>
          <table:table-cell table:style-name="ce67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2000.0, clipping_threshold=0.0001)2021-12-03_14:58:55</text:p>
          </table:table-cell>
          <table:table-cell table:style-name="ce39" office:value-type="float" office:value="0.119499996304512" calcext:value-type="float">
            <text:p>0.119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1})2021-12-01_18:12:40</text:p>
          </table:table-cell>
          <table:table-cell table:style-name="ce51" office:value-type="float" office:value="0.225099995732307" calcext:value-type="float">
            <text:p>0.225</text:p>
          </table:table-cell>
          <table:table-cell table:style-name="ce18" office:value-type="string" calcext:value-type="string">
            <text:p>Decay(strategy=ewc(ewc_lambda=500000.0, clipping_threshold=0.0001), decay_factor=0.8, drop_margin=0.1)2021-12-02_20:32:22</text:p>
          </table:table-cell>
          <table:table-cell table:style-name="ce60" office:value-type="float" office:value="0.171900004148483" calcext:value-type="float">
            <text:p>0.172</text:p>
          </table:table-cell>
          <table:table-cell table:style-name="ce27" office:value-type="string" calcext:value-type="string">
            <text:p>Tune(strategy=ewc(ewc_lambda=10000.0, clipping_threshold=0.0001), change_factor=0.2, drop_margin=0.1)2021-12-03_11:24:00</text:p>
          </table:table-cell>
          <table:table-cell table:style-name="ce68" office:value-type="float" office:value="0.155599996447563" calcext:value-type="float">
            <text:p>0.156</text:p>
          </table:table-cell>
          <table:table-cell/>
          <table:table-cell table:style-name="ce73"/>
          <table:table-cell table:style-name="ce80"/>
          <table:table-cell table:style-name="ce84" office:value-type="string" calcext:value-type="string">
            <text:p>Control</text:p>
          </table:table-cell>
          <table:table-cell table:style-name="ce84" office:value-type="string" calcext:value-type="string">
            <text:p>Cost</text:p>
          </table:table-cell>
          <table:table-cell table:style-name="ce84" office:value-type="string" calcext:value-type="string">
            <text:p>Decay</text:p>
          </table:table-cell>
          <table:table-cell table:style-name="ce96" office:value-type="string" calcext:value-type="string">
            <text:p>Tune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ewc(ewc_lambda=4000.0, clipping_threshold=0.0001)2021-12-03_15:00:07</text:p>
          </table:table-cell>
          <table:table-cell table:style-name="ce39" office:value-type="float" office:value="0.140300005674362" calcext:value-type="float">
            <text:p>0.140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2})2021-12-01_18:17:23</text:p>
          </table:table-cell>
          <table:table-cell table:style-name="ce51" office:value-type="float" office:value="0.512899994850158" calcext:value-type="float">
            <text:p>0.513</text:p>
          </table:table-cell>
          <table:table-cell table:style-name="ce18" office:value-type="string" calcext:value-type="string">
            <text:p>Decay(strategy=ewc(ewc_lambda=500000.0, clipping_threshold=0.0001), decay_factor=0.8, drop_margin=0.2)2021-12-02_20:34:02</text:p>
          </table:table-cell>
          <table:table-cell table:style-name="ce60" office:value-type="float" office:value="0.265100002288818" calcext:value-type="float">
            <text:p>0.265</text:p>
          </table:table-cell>
          <table:table-cell table:style-name="ce27" office:value-type="string" calcext:value-type="string">
            <text:p>Tune(strategy=ewc(ewc_lambda=10000.0, clipping_threshold=0.0001), change_factor=0.2, drop_margin=0.2)2021-12-03_11:28:27</text:p>
          </table:table-cell>
          <table:table-cell table:style-name="ce68" office:value-type="float" office:value="0.227300003170967" calcext:value-type="float">
            <text:p>0.227</text:p>
          </table:table-cell>
          <table:table-cell/>
          <table:table-cell table:style-name="ce74" office:value-type="string" calcext:value-type="string" table:number-columns-spanned="1" table:number-rows-spanned="3">
            <text:p>EWC</text:p>
          </table:table-cell>
          <table:table-cell table:style-name="ce81" office:value-type="string" calcext:value-type="string">
            <text:p>MNIST</text:p>
          </table:table-cell>
          <table:table-cell table:style-name="ce85" table:formula="of:=MAX([.B2:.B9])" office:value-type="float" office:value="0.539699971675872" calcext:value-type="float">
            <text:p>0.540</text:p>
          </table:table-cell>
          <table:table-cell table:style-name="ce260" table:formula="of:=MAX([.D2:.D9])" office:value-type="float" office:value="0.68309998512268" calcext:value-type="float">
            <text:p>0.683</text:p>
          </table:table-cell>
          <table:table-cell table:style-name="ce92" table:formula="of:=MAX([.F2:.F9])" office:value-type="float" office:value="0.594799995422363" calcext:value-type="float">
            <text:p>0.595</text:p>
          </table:table-cell>
          <table:table-cell table:style-name="ce97" table:formula="of:=MAX([.H2:.H5])" office:value-type="float" office:value="0.350100010633468" calcext:value-type="float">
            <text:p>0.350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ewc(ewc_lambda=8000.0, clipping_threshold=0.0001)2021-12-03_15:01:21</text:p>
          </table:table-cell>
          <table:table-cell table:style-name="ce39" office:value-type="float" office:value="0.173700004816055" calcext:value-type="float">
            <text:p>0.174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3})2021-12-01_18:21:58</text:p>
          </table:table-cell>
          <table:table-cell table:style-name="ce51" office:value-type="float" office:value="0.582400023937225" calcext:value-type="float">
            <text:p>0.582</text:p>
          </table:table-cell>
          <table:table-cell table:style-name="ce18" office:value-type="string" calcext:value-type="string">
            <text:p>Decay(strategy=ewc(ewc_lambda=500000.0, clipping_threshold=0.0001), decay_factor=0.8, drop_margin=0.3)2021-12-02_20:35:25</text:p>
          </table:table-cell>
          <table:table-cell table:style-name="ce60" office:value-type="float" office:value="0.375200003385543" calcext:value-type="float">
            <text:p>0.375</text:p>
          </table:table-cell>
          <table:table-cell table:style-name="ce28" office:value-type="string" calcext:value-type="string">
            <text:p>Tune(strategy=ewc(ewc_lambda=10000.0, clipping_threshold=0.0001), change_factor=0.2, drop_margin=0.3)2021-12-03_11:33:33</text:p>
          </table:table-cell>
          <table:table-cell table:style-name="ce69" office:value-type="float" office:value="0.350100010633468" calcext:value-type="float">
            <text:p>0.350</text:p>
          </table:table-cell>
          <table:table-cell/>
          <table:covered-table-cell table:style-name="ce75"/>
          <table:table-cell table:style-name="ce82" office:value-type="string" calcext:value-type="string">
            <text:p>CIFAR</text:p>
          </table:table-cell>
          <table:table-cell table:style-name="ce86" table:formula="of:=MAX([.B31:.B39])" office:value-type="float" office:value="0.182875007390975" calcext:value-type="float">
            <text:p>0.183</text:p>
          </table:table-cell>
          <table:table-cell table:style-name="ce89" table:formula="of:=MAX([.D31:.D38])" office:value-type="float" office:value="0.145600005984306" calcext:value-type="float">
            <text:p>0.146</text:p>
          </table:table-cell>
          <table:table-cell table:style-name="ce93" table:formula="of:=MAX([.F31:.F38])" office:value-type="float" office:value="0.185800001025199" calcext:value-type="float">
            <text:p>0.186</text:p>
          </table:table-cell>
          <table:table-cell table:style-name="ce98" table:formula="of:=MAX([.H31:.H38])" office:value-type="float" office:value="0.168899998068809" calcext:value-type="float">
            <text:p>0.169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ewc(ewc_lambda=16000.0, clipping_threshold=0.0001)2021-12-03_15:02:26</text:p>
          </table:table-cell>
          <table:table-cell table:style-name="ce39" office:value-type="float" office:value="0.207900002598762" calcext:value-type="float">
            <text:p>0.208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4})2021-12-01_18:26:12</text:p>
          </table:table-cell>
          <table:table-cell table:style-name="ce51" office:value-type="float" office:value="0.51579999923706" calcext:value-type="float">
            <text:p>0.516</text:p>
          </table:table-cell>
          <table:table-cell table:style-name="ce19" office:value-type="string" calcext:value-type="string">
            <text:p>Decay(strategy=ewc(ewc_lambda=500000.0, clipping_threshold=0.0001), decay_factor=0.8, drop_margin=0.4)2021-12-02_20:36:47</text:p>
          </table:table-cell>
          <table:table-cell table:style-name="ce61" office:value-type="float" office:value="0.594799995422363" calcext:value-type="float">
            <text:p>0.595</text:p>
          </table:table-cell>
          <table:table-cell table:style-name="ce27" office:value-type="string" calcext:value-type="string">
            <text:p>Tune(strategy=ewc(ewc_lambda=10000.0, clipping_threshold=0.0001), change_factor=0.2, drop_margin=0.4)2021-12-03_11:39:06</text:p>
          </table:table-cell>
          <table:table-cell table:style-name="ce68" office:value-type="float" office:value="0.16661162674427" calcext:value-type="float">
            <text:p>0.167</text:p>
          </table:table-cell>
          <table:table-cell/>
          <table:covered-table-cell table:style-name="ce76"/>
          <table:table-cell table:style-name="ce83" office:value-type="string" calcext:value-type="string">
            <text:p>CORE</text:p>
          </table:table-cell>
          <table:table-cell table:style-name="ce86" table:formula="of:=MAX([.B61:.B69])" office:value-type="float" office:value="0.325622767210006" calcext:value-type="float">
            <text:p>0.326</text:p>
          </table:table-cell>
          <table:table-cell table:style-name="ce89" table:formula="of:=MAX([.D61:.D68])" office:value-type="float" office:value="0.39546263217926" calcext:value-type="float">
            <text:p>0.395</text:p>
          </table:table-cell>
          <table:table-cell table:style-name="ce93" table:formula="of:=MAX([.F61:.F68])" office:value-type="float" office:value="0.339857637882232" calcext:value-type="float">
            <text:p>0.340</text:p>
          </table:table-cell>
          <table:table-cell table:style-name="ce98" table:formula="of:=MAX([.H61:.H68])" office:value-type="float" office:value="0.337188601493835" calcext:value-type="float">
            <text:p>0.337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ewc(ewc_lambda=32000.0, clipping_threshold=0.0001)2021-12-03_15:03:37</text:p>
          </table:table-cell>
          <table:table-cell table:style-name="ce39" office:value-type="float" office:value="0.244499996304512" calcext:value-type="float">
            <text:p>0.244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1})2021-12-02_20:54:45</text:p>
          </table:table-cell>
          <table:table-cell table:style-name="ce51" office:value-type="float" office:value="0.21400000154972" calcext:value-type="float">
            <text:p>0.214</text:p>
          </table:table-cell>
          <table:table-cell table:style-name="ce18"/>
          <table:table-cell table:style-name="ce60"/>
          <table:table-cell table:style-name="ce26"/>
          <table:table-cell table:style-name="ce70"/>
          <table:table-cell/>
          <table:table-cell table:style-name="ce77" office:value-type="string" calcext:value-type="string" table:number-columns-spanned="1" table:number-rows-spanned="3">
            <text:p>SI</text:p>
          </table:table-cell>
          <table:table-cell table:style-name="ce81" office:value-type="string" calcext:value-type="string">
            <text:p>MNIST</text:p>
          </table:table-cell>
          <table:table-cell table:style-name="ce85" table:formula="of:=MAX([.B11:.B18])" office:value-type="float" office:value="0.463200002908706" calcext:value-type="float">
            <text:p>0.463</text:p>
          </table:table-cell>
          <table:table-cell table:style-name="ce262" table:formula="of:=MAX([.D11:.D18])" office:value-type="float" office:value="0.653699994087219" calcext:value-type="float">
            <text:p>0.654</text:p>
          </table:table-cell>
          <table:table-cell table:style-name="ce92" table:formula="of:=MAX([.F11:.F18])" office:value-type="float" office:value="0.174600005149841" calcext:value-type="float">
            <text:p>0.175</text:p>
          </table:table-cell>
          <table:table-cell table:style-name="ce97" table:formula="of:=MAX([.H11:.H14])" office:value-type="float" office:value="0.47020000219345" calcext:value-type="float">
            <text:p>0.470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ewc(ewc_lambda=64000.0, clipping_threshold=0.0001)2021-12-03_15:04:48</text:p>
          </table:table-cell>
          <table:table-cell table:style-name="ce39" office:value-type="float" office:value="0.30469998717308" calcext:value-type="float">
            <text:p>0.305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2})2021-12-02_20:56:35</text:p>
          </table:table-cell>
          <table:table-cell table:style-name="ce51" office:value-type="float" office:value="0.556599974632263" calcext:value-type="float">
            <text:p>0.557</text:p>
          </table:table-cell>
          <table:table-cell table:style-name="ce56"/>
          <table:table-cell table:style-name="ce60"/>
          <table:table-cell table:style-name="ce26"/>
          <table:table-cell table:style-name="ce70"/>
          <table:table-cell/>
          <table:covered-table-cell table:style-name="ce75"/>
          <table:table-cell table:style-name="ce82" office:value-type="string" calcext:value-type="string">
            <text:p>CIFAR</text:p>
          </table:table-cell>
          <table:table-cell table:style-name="ce86" table:formula="of:=MAX([.B41:.B48])" office:value-type="float" office:value="0.0896999984979629" calcext:value-type="float">
            <text:p>0.090</text:p>
          </table:table-cell>
          <table:table-cell table:style-name="ce89" table:formula="of:=MAX([.D41:.D48])" office:value-type="float" office:value="0.161799997091293" calcext:value-type="float">
            <text:p>0.162</text:p>
          </table:table-cell>
          <table:table-cell table:style-name="ce93" table:formula="of:=MAX([.F41:.F48])" office:value-type="float" office:value="0.146699994802474" calcext:value-type="float">
            <text:p>0.147</text:p>
          </table:table-cell>
          <table:table-cell table:style-name="ce98" table:formula="of:=MAX([.H41:.H47])" office:value-type="float" office:value="0.128900006413459" calcext:value-type="float">
            <text:p>0.129</text:p>
          </table:table-cell>
          <table:table-cell table:number-columns-repeated="49"/>
        </table:table-row>
        <table:table-row table:style-name="ro2">
          <table:table-cell table:style-name="ce33" office:value-type="string" calcext:value-type="string">
            <text:p>ewc(ewc_lambda=128000.0, clipping_threshold=0.0001)2021-12-03_15:05:55</text:p>
          </table:table-cell>
          <table:table-cell table:style-name="ce40" office:value-type="float" office:value="0.539699971675872" calcext:value-type="float">
            <text:p>0.540</text:p>
          </table:table-cell>
          <table:table-cell table:style-name="ce13" office:value-type="string" calcext:value-type="string">
            <text:p>cost_ewc(reference_strategy=ref(), ewc_lambda=0.0, clipping_threshold=0.0001, cost_params={'kp': 5000.0, 'ki': 0.0, 'kd': 0.0, 'setpoint': 0.3})2021-12-02_20:58:22</text:p>
          </table:table-cell>
          <table:table-cell table:style-name="ce52" office:value-type="float" office:value="0.68309998512268" calcext:value-type="float">
            <text:p>0.683</text:p>
          </table:table-cell>
          <table:table-cell table:style-name="ce56"/>
          <table:table-cell table:style-name="ce60"/>
          <table:table-cell table:style-name="ce26"/>
          <table:table-cell table:style-name="ce70"/>
          <table:table-cell/>
          <table:covered-table-cell table:style-name="ce75"/>
          <table:table-cell table:style-name="ce83" office:value-type="string" calcext:value-type="string">
            <text:p>CORE</text:p>
          </table:table-cell>
          <table:table-cell table:style-name="ce86" table:formula="of:=MAX([.B71:.B78])" office:value-type="float" office:value="0.305160135030746" calcext:value-type="float">
            <text:p>0.305</text:p>
          </table:table-cell>
          <table:table-cell table:style-name="ce89" table:formula="of:=MAX([.D71:.D78])" office:value-type="float" office:value="0.327402144670486" calcext:value-type="float">
            <text:p>0.327</text:p>
          </table:table-cell>
          <table:table-cell table:style-name="ce93" table:formula="of:=MAX([.F71:.F78])" office:value-type="float" office:value="0.305160135030746" calcext:value-type="float">
            <text:p>0.305</text:p>
          </table:table-cell>
          <table:table-cell table:style-name="ce98" table:formula="of:=MAX([.H71:.H76])" office:value-type="float" office:value="0.330516010522842" calcext:value-type="float">
            <text:p>0.331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ewc(ewc_lambda=256000.0, clipping_threshold=0.0001)2021-12-03_15:07:18</text:p>
          </table:table-cell>
          <table:table-cell table:style-name="ce39" office:value-type="float" office:value="0.382699996232986" calcext:value-type="float">
            <text:p>0.383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4})2021-12-02_21:00:11</text:p>
          </table:table-cell>
          <table:table-cell table:style-name="ce51" office:value-type="float" office:value="0.604700028896331" calcext:value-type="float">
            <text:p>0.605</text:p>
          </table:table-cell>
          <table:table-cell table:style-name="ce56"/>
          <table:table-cell table:style-name="ce60"/>
          <table:table-cell table:style-name="ce26"/>
          <table:table-cell table:style-name="ce70"/>
          <table:table-cell/>
          <table:table-cell table:style-name="ce74" office:value-type="string" calcext:value-type="string" table:number-columns-spanned="1" table:number-rows-spanned="3">
            <text:p>LWF</text:p>
          </table:table-cell>
          <table:table-cell table:style-name="ce81" office:value-type="string" calcext:value-type="string">
            <text:p>MNIST</text:p>
          </table:table-cell>
          <table:table-cell table:style-name="ce85" table:formula="of:=MAX([.B20:.B28])" office:value-type="float" office:value="0.402599990367889" calcext:value-type="float">
            <text:p>0.403</text:p>
          </table:table-cell>
          <table:table-cell table:style-name="ce262" table:formula="of:=MAX([.D20:.D27])" office:value-type="float" office:value="0.606500029563903" calcext:value-type="float">
            <text:p>0.607</text:p>
          </table:table-cell>
          <table:table-cell table:style-name="ce94" table:formula="of:=MAX([.F20:.F27])" office:value-type="float" office:value="0.19990000128746" calcext:value-type="float">
            <text:p>0.200</text:p>
          </table:table-cell>
          <table:table-cell table:style-name="ce97" table:formula="of:=MAX([.H20:.H28])" office:value-type="float" office:value="0.496300011873245" calcext:value-type="float">
            <text:p>0.496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mnist naive si</text:p>
          </table:table-cell>
          <table:table-cell table:style-name="ce39"/>
          <table:table-cell table:style-name="ce12" office:value-type="string" calcext:value-type="string">
            <text:p>mnist cost si</text:p>
          </table:table-cell>
          <table:table-cell table:style-name="ce53"/>
          <table:table-cell table:style-name="ce18" office:value-type="string" calcext:value-type="string">
            <text:p>mnist decay si</text:p>
          </table:table-cell>
          <table:table-cell table:style-name="ce62"/>
          <table:table-cell table:style-name="ce27" office:value-type="string" calcext:value-type="string">
            <text:p>mnist tune si</text:p>
          </table:table-cell>
          <table:table-cell table:style-name="ce70"/>
          <table:table-cell/>
          <table:covered-table-cell table:style-name="ce75"/>
          <table:table-cell table:style-name="ce82" office:value-type="string" calcext:value-type="string">
            <text:p>CIFAR</text:p>
          </table:table-cell>
          <table:table-cell table:style-name="ce86" table:formula="of:=MAX([.B50:.B58])" office:value-type="float" office:value="0.259400010108947" calcext:value-type="float">
            <text:p>0.259</text:p>
          </table:table-cell>
          <table:table-cell table:style-name="ce89" table:formula="of:=MAX([.D50:.D57])" office:value-type="float" office:value="0.314125001430511" calcext:value-type="float">
            <text:p>0.314</text:p>
          </table:table-cell>
          <table:table-cell table:style-name="ce93" table:formula="of:=MAX([.F50:.F54])" office:value-type="float" office:value="0.18469999730587" calcext:value-type="float">
            <text:p>0.185</text:p>
          </table:table-cell>
          <table:table-cell table:style-name="ce98" table:formula="of:=MAX([.H50:.H53])" office:value-type="float" office:value="0.286599993705749" calcext:value-type="float">
            <text:p>0.287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si(si_lambda=1000)2021-12-03_16:23:51</text:p>
          </table:table-cell>
          <table:table-cell table:style-name="ce39" office:value-type="float" office:value="0.103399999439716" calcext:value-type="float">
            <text:p>0.103</text:p>
          </table:table-cell>
          <table:table-cell table:style-name="ce12" office:value-type="string" calcext:value-type="string">
            <text:p>cost_si(reference_strategy=ref(), si_lambda=0, cost_params={'kp': 1000.0, 'ki': 0.0, 'kd': 0.0, 'setpoint': 0.1})2021-12-02_17:55:53</text:p>
          </table:table-cell>
          <table:table-cell table:style-name="ce51" office:value-type="float" office:value="0.473800003528594" calcext:value-type="float">
            <text:p>0.474</text:p>
          </table:table-cell>
          <table:table-cell table:style-name="ce18" office:value-type="string" calcext:value-type="string">
            <text:p>Decay(strategy=si(si_lambda=100000), decay_factor=0.8, drop_margin=0.1)2021-12-01_18:32:58</text:p>
          </table:table-cell>
          <table:table-cell table:style-name="ce60" office:value-type="float" office:value="0.105999998748302" calcext:value-type="float">
            <text:p>0.106</text:p>
          </table:table-cell>
          <table:table-cell table:style-name="ce27" office:value-type="string" calcext:value-type="string">
            <text:p>Tune(strategy=si(si_lambda=10000), change_factor=0.2, drop_margin=0.1)2021-12-03_11:02:33</text:p>
          </table:table-cell>
          <table:table-cell table:style-name="ce68" office:value-type="float" office:value="0.130899995565414" calcext:value-type="float">
            <text:p>0.131</text:p>
          </table:table-cell>
          <table:table-cell/>
          <table:covered-table-cell table:style-name="ce76"/>
          <table:table-cell table:style-name="ce83" office:value-type="string" calcext:value-type="string">
            <text:p>CORE</text:p>
          </table:table-cell>
          <table:table-cell table:style-name="ce87" table:formula="of:=MAX([.B80:.B88])" office:value-type="float" office:value="0.501779377460479" calcext:value-type="float">
            <text:p>0.502</text:p>
          </table:table-cell>
          <table:table-cell table:style-name="ce263" table:formula="of:=MAX([.D80:.D87])" office:value-type="float" office:value="0.506672620773315" calcext:value-type="float">
            <text:p>0.507</text:p>
          </table:table-cell>
          <table:table-cell table:style-name="ce95" table:formula="of:=MAX([.F80:.F87])" office:value-type="float" office:value="0.476868331432342" calcext:value-type="float">
            <text:p>0.477</text:p>
          </table:table-cell>
          <table:table-cell table:style-name="ce99" table:formula="of:=MAX([.H80:.H87])" office:value-type="float" office:value="0.516459047794342" calcext:value-type="float">
            <text:p>0.516</text:p>
          </table:table-cell>
          <table:table-cell table:number-columns-repeated="49"/>
        </table:table-row>
        <table:table-row table:style-name="ro1">
          <table:table-cell table:style-name="ce32" office:value-type="string" calcext:value-type="string">
            <text:p>si(si_lambda=2000)2021-12-03_16:24:54</text:p>
          </table:table-cell>
          <table:table-cell table:style-name="ce39" office:value-type="float" office:value="0.103500001132488" calcext:value-type="float">
            <text:p>0.104</text:p>
          </table:table-cell>
          <table:table-cell table:style-name="ce12" office:value-type="string" calcext:value-type="string">
            <text:p>cost_si(reference_strategy=ref(), si_lambda=0, cost_params={'kp': 1000.0, 'ki': 0.0, 'kd': 0.0, 'setpoint': 0.2})2021-12-02_17:56:56</text:p>
          </table:table-cell>
          <table:table-cell table:style-name="ce51" office:value-type="float" office:value="0.606800019741058" calcext:value-type="float">
            <text:p>0.607</text:p>
          </table:table-cell>
          <table:table-cell table:style-name="ce18" office:value-type="string" calcext:value-type="string">
            <text:p>Decay(strategy=si(si_lambda=100000), decay_factor=0.8, drop_margin=0.2)2021-12-01_18:39:12</text:p>
          </table:table-cell>
          <table:table-cell table:style-name="ce60" office:value-type="float" office:value="0.12280000001192" calcext:value-type="float">
            <text:p>0.123</text:p>
          </table:table-cell>
          <table:table-cell table:style-name="ce27" office:value-type="string" calcext:value-type="string">
            <text:p>Tune(strategy=si(si_lambda=10000), change_factor=0.2, drop_margin=0.2)2021-12-03_11:03:50</text:p>
          </table:table-cell>
          <table:table-cell table:style-name="ce68" office:value-type="float" office:value="0.208499997854232" calcext:value-type="float">
            <text:p>0.208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4000)2021-12-03_16:25:49</text:p>
          </table:table-cell>
          <table:table-cell table:style-name="ce39" office:value-type="float" office:value="0.103799998760223" calcext:value-type="float">
            <text:p>0.104</text:p>
          </table:table-cell>
          <table:table-cell table:style-name="ce13" office:value-type="string" calcext:value-type="string">
            <text:p>cost_si(reference_strategy=ref(), si_lambda=0, cost_params={'kp': 1000.0, 'ki': 0.0, 'kd': 0.0, 'setpoint': 0.3})2021-12-02_17:57:59</text:p>
          </table:table-cell>
          <table:table-cell table:style-name="ce52" office:value-type="float" office:value="0.653699994087219" calcext:value-type="float">
            <text:p>0.654</text:p>
          </table:table-cell>
          <table:table-cell table:style-name="ce19" office:value-type="string" calcext:value-type="string">
            <text:p>Decay(strategy=si(si_lambda=100000), decay_factor=0.8, drop_margin=0.3)2021-12-01_18:45:15</text:p>
          </table:table-cell>
          <table:table-cell table:style-name="ce61" office:value-type="float" office:value="0.174600005149841" calcext:value-type="float">
            <text:p>0.175</text:p>
          </table:table-cell>
          <table:table-cell table:style-name="ce27" office:value-type="string" calcext:value-type="string">
            <text:p>Tune(strategy=si(si_lambda=10000), change_factor=0.2, drop_margin=0.3)2021-12-03_11:05:07</text:p>
          </table:table-cell>
          <table:table-cell table:style-name="ce68" office:value-type="float" office:value="0.314999997615814" calcext:value-type="float">
            <text:p>0.315</text:p>
          </table:table-cell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si(si_lambda=8000)2021-12-03_16:26:43</text:p>
          </table:table-cell>
          <table:table-cell table:style-name="ce39" office:value-type="float" office:value="0.105400003492832" calcext:value-type="float">
            <text:p>0.105</text:p>
          </table:table-cell>
          <table:table-cell table:style-name="ce12" office:value-type="string" calcext:value-type="string">
            <text:p>cost_si(reference_strategy=ref(), si_lambda=0, cost_params={'kp': 1000.0, 'ki': 0.0, 'kd': 0.0, 'setpoint': 0.4})2021-12-02_17:59:03</text:p>
          </table:table-cell>
          <table:table-cell table:style-name="ce51" office:value-type="float" office:value="0.626999974250793" calcext:value-type="float">
            <text:p>0.627</text:p>
          </table:table-cell>
          <table:table-cell table:style-name="ce18" office:value-type="string" calcext:value-type="string">
            <text:p>Decay(strategy=si(si_lambda=100000), decay_factor=0.8, drop_margin=0.4)2021-12-01_18:51:19</text:p>
          </table:table-cell>
          <table:table-cell table:style-name="ce60" office:value-type="float" office:value="0.174600005149841" calcext:value-type="float">
            <text:p>0.175</text:p>
          </table:table-cell>
          <table:table-cell table:style-name="ce28" office:value-type="string" calcext:value-type="string">
            <text:p>Tune(strategy=si(si_lambda=10000), change_factor=0.2, drop_margin=0.4)2021-12-03_11:06:25</text:p>
          </table:table-cell>
          <table:table-cell table:style-name="ce69" office:value-type="float" office:value="0.47020000219345" calcext:value-type="float">
            <text:p>0.470</text:p>
          </table:table-cell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si(si_lambda=16000)2021-12-03_16:27:58</text:p>
          </table:table-cell>
          <table:table-cell table:style-name="ce39" office:value-type="float" office:value="0.114699997007846" calcext:value-type="float">
            <text:p>0.115</text:p>
          </table:table-cell>
          <table:table-cell table:style-name="ce12" office:value-type="string" calcext:value-type="string">
            <text:p>cost_si(reference_strategy=ref(), si_lambda=0, cost_params={'kp': 2000.0, 'ki': 0.0, 'kd': 0.0, 'setpoint': 0.1})2021-12-02_20:56:02</text:p>
          </table:table-cell>
          <table:table-cell table:style-name="ce51" office:value-type="float" office:value="0.367300003767013" calcext:value-type="float">
            <text:p>0.367</text:p>
          </table:table-cell>
          <table:table-cell table:style-name="ce18"/>
          <table:table-cell table:style-name="ce60"/>
          <table:table-cell table:style-name="ce26"/>
          <table:table-cell table:style-name="ce70"/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si(si_lambda=32000)2021-12-03_16:28:53</text:p>
          </table:table-cell>
          <table:table-cell table:style-name="ce39" office:value-type="float" office:value="0.245299994945526" calcext:value-type="float">
            <text:p>0.245</text:p>
          </table:table-cell>
          <table:table-cell table:style-name="ce12" office:value-type="string" calcext:value-type="string">
            <text:p>cost_si(reference_strategy=ref(), si_lambda=0, cost_params={'kp': 2000.0, 'ki': 0.0, 'kd': 0.0, 'setpoint': 0.2})2021-12-02_20:57:49</text:p>
          </table:table-cell>
          <table:table-cell table:style-name="ce51" office:value-type="float" office:value="0.490200012922287" calcext:value-type="float">
            <text:p>0.490</text:p>
          </table:table-cell>
          <table:table-cell table:style-name="ce18"/>
          <table:table-cell table:style-name="ce60"/>
          <table:table-cell table:style-name="ce26"/>
          <table:table-cell table:style-name="ce70"/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3" office:value-type="string" calcext:value-type="string">
            <text:p>si(si_lambda=64000)2021-12-03_16:30:00</text:p>
          </table:table-cell>
          <table:table-cell table:style-name="ce40" office:value-type="float" office:value="0.463200002908706" calcext:value-type="float">
            <text:p>0.463</text:p>
          </table:table-cell>
          <table:table-cell table:style-name="ce12" office:value-type="string" calcext:value-type="string">
            <text:p>cost_si(reference_strategy=ref(), si_lambda=0, cost_params={'kp': 2000.0, 'ki': 0.0, 'kd': 0.0, 'setpoint': 0.3})2021-12-02_20:59:38</text:p>
          </table:table-cell>
          <table:table-cell table:style-name="ce51" office:value-type="float" office:value="0.592899978160858" calcext:value-type="float">
            <text:p>0.593</text:p>
          </table:table-cell>
          <table:table-cell table:style-name="ce18"/>
          <table:table-cell table:style-name="ce60"/>
          <table:table-cell table:style-name="ce26"/>
          <table:table-cell table:style-name="ce70"/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si(si_lambda=128000)2021-12-03_16:31:06</text:p>
          </table:table-cell>
          <table:table-cell table:style-name="ce39" office:value-type="float" office:value="0.171000003814697" calcext:value-type="float">
            <text:p>0.171</text:p>
          </table:table-cell>
          <table:table-cell table:style-name="ce12" office:value-type="string" calcext:value-type="string">
            <text:p>cost_si(reference_strategy=ref(), si_lambda=0, cost_params={'kp': 2000.0, 'ki': 0.0, 'kd': 0.0, 'setpoint': 0.4})2021-12-02_21:01:26</text:p>
          </table:table-cell>
          <table:table-cell table:style-name="ce51" office:value-type="float" office:value="0.625100016593933" calcext:value-type="float">
            <text:p>0.625</text:p>
          </table:table-cell>
          <table:table-cell table:style-name="ce18"/>
          <table:table-cell table:style-name="ce60"/>
          <table:table-cell table:style-name="ce26"/>
          <table:table-cell table:style-name="ce70"/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mnist naive lwf</text:p>
          </table:table-cell>
          <table:table-cell table:style-name="ce41"/>
          <table:table-cell table:style-name="ce12" office:value-type="string" calcext:value-type="string">
            <text:p>mnist cost lwf</text:p>
          </table:table-cell>
          <table:table-cell table:style-name="ce53"/>
          <table:table-cell table:style-name="ce18" office:value-type="string" calcext:value-type="string">
            <text:p>mnist decay lwf</text:p>
          </table:table-cell>
          <table:table-cell table:style-name="ce62"/>
          <table:table-cell table:style-name="ce27" office:value-type="string" calcext:value-type="string">
            <text:p>mnist tune lwf</text:p>
          </table:table-cell>
          <table:table-cell table:style-name="ce70"/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lwf(alpha=0.5, temperature=2.0)2021-12-03_15:26:24</text:p>
          </table:table-cell>
          <table:table-cell table:style-name="ce39" office:value-type="float" office:value="0.104500003159046" calcext:value-type="float">
            <text:p>0.105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1})2021-12-02_17:55:19</text:p>
          </table:table-cell>
          <table:table-cell table:style-name="ce51" office:value-type="float" office:value="0.237499997019767" calcext:value-type="float">
            <text:p>0.237</text:p>
          </table:table-cell>
          <table:table-cell table:style-name="ce18" office:value-type="string" calcext:value-type="string">
            <text:p>Decay(strategy=lwf(alpha=50, temperature=2.0), decay_factor=0.8, drop_margin=0.1)2021-12-01_18:35:07</text:p>
          </table:table-cell>
          <table:table-cell table:style-name="ce60" office:value-type="float" office:value="0.124899998307228" calcext:value-type="float">
            <text:p>0.125</text:p>
          </table:table-cell>
          <table:table-cell table:style-name="ce27" office:value-type="string" calcext:value-type="string">
            <text:p>Tune(strategy=lwf(alpha=10, temperature=2.0), change_factor=0.2, drop_margin=0.1)2021-12-01_19:01:39</text:p>
          </table:table-cell>
          <table:table-cell table:style-name="ce68" office:value-type="float" office:value="0.133599996566772" calcext:value-type="float">
            <text:p>0.134</text:p>
          </table:table-cell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lwf(alpha=1.0, temperature=2.0)2021-12-03_15:27:28</text:p>
          </table:table-cell>
          <table:table-cell table:style-name="ce39" office:value-type="float" office:value="0.108199998736381" calcext:value-type="float">
            <text:p>0.108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2})2021-12-02_17:56:26</text:p>
          </table:table-cell>
          <table:table-cell table:style-name="ce51" office:value-type="float" office:value="0.436699986457824" calcext:value-type="float">
            <text:p>0.437</text:p>
          </table:table-cell>
          <table:table-cell table:style-name="ce18" office:value-type="string" calcext:value-type="string">
            <text:p>Decay(strategy=lwf(alpha=50, temperature=2.0), decay_factor=0.8, drop_margin=0.2)2021-12-01_18:41:22</text:p>
          </table:table-cell>
          <table:table-cell table:style-name="ce60" office:value-type="float" office:value="0.171800002455711" calcext:value-type="float">
            <text:p>0.172</text:p>
          </table:table-cell>
          <table:table-cell table:style-name="ce27" office:value-type="string" calcext:value-type="string">
            <text:p>Tune(strategy=lwf(alpha=10, temperature=2.0), change_factor=0.2, drop_margin=0.2)2021-12-01_19:10:55</text:p>
          </table:table-cell>
          <table:table-cell table:style-name="ce68" office:value-type="float" office:value="0.234099999070167" calcext:value-type="float">
            <text:p>0.234</text:p>
          </table:table-cell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lwf(alpha=2.0, temperature=2.0)2021-12-03_15:28:27</text:p>
          </table:table-cell>
          <table:table-cell table:style-name="ce39" office:value-type="float" office:value="0.122599996626377" calcext:value-type="float">
            <text:p>0.123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3})2021-12-02_17:57:29</text:p>
          </table:table-cell>
          <table:table-cell table:style-name="ce51" office:value-type="float" office:value="0.569400012493133" calcext:value-type="float">
            <text:p>0.569</text:p>
          </table:table-cell>
          <table:table-cell table:style-name="ce18" office:value-type="string" calcext:value-type="string">
            <text:p>Decay(strategy=lwf(alpha=50, temperature=2.0), decay_factor=0.8, drop_margin=0.3)2021-12-01_18:47:21</text:p>
          </table:table-cell>
          <table:table-cell table:style-name="ce60" office:value-type="float" office:value="0.172000005841255" calcext:value-type="float">
            <text:p>0.172</text:p>
          </table:table-cell>
          <table:table-cell table:style-name="ce27" office:value-type="string" calcext:value-type="string">
            <text:p>Tune(strategy=lwf(alpha=10, temperature=2.0), change_factor=0.2, drop_margin=0.3)2021-12-01_19:21:14</text:p>
          </table:table-cell>
          <table:table-cell table:style-name="ce68" office:value-type="float" office:value="0.379299998283386" calcext:value-type="float">
            <text:p>0.379</text:p>
          </table:table-cell>
          <table:table-cell/>
          <table:table-cell table:style-name="ce78" table:number-columns-repeated="6"/>
          <table:table-cell table:number-columns-repeated="49"/>
        </table:table-row>
        <table:table-row table:style-name="ro1">
          <table:table-cell table:style-name="ce32" office:value-type="string" calcext:value-type="string">
            <text:p>lwf(alpha=4.0, temperature=2.0)2021-12-03_15:29:27</text:p>
          </table:table-cell>
          <table:table-cell table:style-name="ce39" office:value-type="float" office:value="0.169300004839897" calcext:value-type="float">
            <text:p>0.169</text:p>
          </table:table-cell>
          <table:table-cell table:style-name="ce13" office:value-type="string" calcext:value-type="string">
            <text:p>cost_lwf(reference_strategy=ref(), alpha=0, temperature=2.0, cost_params={'kp': 1.0, 'ki': 0.0, 'kd': 0.0, 'setpoint': 0.4})2021-12-02_17:58:33</text:p>
          </table:table-cell>
          <table:table-cell table:style-name="ce52" office:value-type="float" office:value="0.606500029563903" calcext:value-type="float">
            <text:p>0.607</text:p>
          </table:table-cell>
          <table:table-cell table:style-name="ce19" office:value-type="string" calcext:value-type="string">
            <text:p>Decay(strategy=lwf(alpha=50, temperature=2.0), decay_factor=0.8, drop_margin=0.4)2021-12-01_18:53:20</text:p>
          </table:table-cell>
          <table:table-cell table:style-name="ce61" office:value-type="float" office:value="0.19990000128746" calcext:value-type="float">
            <text:p>0.200</text:p>
          </table:table-cell>
          <table:table-cell table:style-name="ce28" office:value-type="string" calcext:value-type="string">
            <text:p>Tune(strategy=lwf(alpha=10, temperature=2.0), change_factor=0.2, drop_margin=0.4)2021-12-01_19:33:17</text:p>
          </table:table-cell>
          <table:table-cell table:style-name="ce69" office:value-type="float" office:value="0.496300011873245" calcext:value-type="float">
            <text:p>0.496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8.0, temperature=2.0)2021-12-03_15:30:26</text:p>
          </table:table-cell>
          <table:table-cell table:style-name="ce39" office:value-type="float" office:value="0.310200005769729" calcext:value-type="float">
            <text:p>0.310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1})2021-12-02_20:55:32</text:p>
          </table:table-cell>
          <table:table-cell table:style-name="ce51" office:value-type="float" office:value="0.1891999989748" calcext:value-type="float">
            <text:p>0.189</text:p>
          </table:table-cell>
          <table:table-cell table:style-name="ce22"/>
          <table:table-cell table:style-name="ce62"/>
          <table:table-cell table:style-name="ce26"/>
          <table:table-cell table:style-name="ce70"/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lwf(alpha=16.0, temperature=2.0)2021-12-03_15:31:26</text:p>
          </table:table-cell>
          <table:table-cell table:style-name="ce40" office:value-type="float" office:value="0.402599990367889" calcext:value-type="float">
            <text:p>0.403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2})2021-12-02_20:57:19</text:p>
          </table:table-cell>
          <table:table-cell table:style-name="ce51" office:value-type="float" office:value="0.428099989891052" calcext:value-type="float">
            <text:p>0.428</text:p>
          </table:table-cell>
          <table:table-cell table:style-name="ce22"/>
          <table:table-cell table:style-name="ce62"/>
          <table:table-cell table:style-name="ce26"/>
          <table:table-cell table:style-name="ce70"/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2" office:value-type="string" calcext:value-type="string">
            <text:p>lwf(alpha=32.0, temperature=2.0)2021-12-03_15:32:27</text:p>
          </table:table-cell>
          <table:table-cell table:style-name="ce39" office:value-type="float" office:value="0.10080000013113" calcext:value-type="float">
            <text:p>0.101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3})2021-12-02_20:59:07</text:p>
          </table:table-cell>
          <table:table-cell table:style-name="ce51" office:value-type="float" office:value="0.516600012779235" calcext:value-type="float">
            <text:p>0.517</text:p>
          </table:table-cell>
          <table:table-cell table:style-name="ce22"/>
          <table:table-cell table:style-name="ce62"/>
          <table:table-cell table:style-name="ce26"/>
          <table:table-cell table:style-name="ce70"/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2" office:value-type="string" calcext:value-type="string">
            <text:p>lwf(alpha=64.0, temperature=2.0)2021-12-03_15:33:26</text:p>
          </table:table-cell>
          <table:table-cell table:style-name="ce39" office:value-type="float" office:value="0.0982000008225441" calcext:value-type="float">
            <text:p>0.098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4})2021-12-02_21:00:56</text:p>
          </table:table-cell>
          <table:table-cell table:style-name="ce51" office:value-type="float" office:value="0.567300021648407" calcext:value-type="float">
            <text:p>0.567</text:p>
          </table:table-cell>
          <table:table-cell table:style-name="ce22"/>
          <table:table-cell table:style-name="ce62"/>
          <table:table-cell table:style-name="ce26"/>
          <table:table-cell table:style-name="ce70"/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2" office:value-type="string" calcext:value-type="string">
            <text:p>lwf(alpha=128.0, temperature=2.0)2021-12-03_15:34:19</text:p>
          </table:table-cell>
          <table:table-cell table:style-name="ce39" office:value-type="float" office:value="0.0982000008225441" calcext:value-type="float">
            <text:p>0.098</text:p>
          </table:table-cell>
          <table:table-cell table:style-name="ce14"/>
          <table:table-cell table:style-name="ce53"/>
          <table:table-cell table:style-name="ce22"/>
          <table:table-cell table:style-name="ce62"/>
          <table:table-cell table:style-name="ce26"/>
          <table:table-cell table:style-name="ce70"/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4"/>
          <table:table-cell table:style-name="ce42"/>
          <table:table-cell table:style-name="ce48"/>
          <table:table-cell table:style-name="ce54"/>
          <table:table-cell table:style-name="ce57"/>
          <table:table-cell table:style-name="ce63"/>
          <table:table-cell table:style-name="ce65"/>
          <table:table-cell table:style-name="ce71"/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1" office:value-type="string" calcext:value-type="string">
            <text:p>cifar naive ewc</text:p>
          </table:table-cell>
          <table:table-cell table:style-name="ce38"/>
          <table:table-cell table:style-name="ce47" office:value-type="string" calcext:value-type="string">
            <text:p>cifar cost ewc</text:p>
          </table:table-cell>
          <table:table-cell table:style-name="ce50"/>
          <table:table-cell table:style-name="ce55" office:value-type="string" calcext:value-type="string">
            <text:p>cifar decay ewc</text:p>
          </table:table-cell>
          <table:table-cell table:style-name="ce59"/>
          <table:table-cell table:style-name="ce64" office:value-type="string" calcext:value-type="string">
            <text:p>cifar tune ewc</text:p>
          </table:table-cell>
          <table:table-cell table:style-name="ce67"/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2" office:value-type="string" calcext:value-type="string">
            <text:p>ewc(ewc_lambda=2000.0, clipping_threshold=0.0001)2021-12-04_00:59:21</text:p>
          </table:table-cell>
          <table:table-cell table:style-name="ce39" office:value-type="float" office:value="0.117299996316432" calcext:value-type="float">
            <text:p>0.117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1})2021-12-01_22:10:11</text:p>
          </table:table-cell>
          <table:table-cell table:style-name="ce51" office:value-type="float" office:value="0.106600001454353" calcext:value-type="float">
            <text:p>0.107</text:p>
          </table:table-cell>
          <table:table-cell table:style-name="ce18" office:value-type="string" calcext:value-type="string">
            <text:p>Decay(strategy=ewc(ewc_lambda=100000.0, clipping_threshold=0.0001), decay_factor=0.8, drop_margin=0.1)2021-12-02_04:03:55</text:p>
          </table:table-cell>
          <table:table-cell table:style-name="ce60" office:value-type="float" office:value="0.129099994897842" calcext:value-type="float">
            <text:p>0.129</text:p>
          </table:table-cell>
          <table:table-cell table:style-name="ce27" office:value-type="string" calcext:value-type="string">
            <text:p>Tune(strategy=ewc(ewc_lambda=10000.0, clipping_threshold=0.0001), change_factor=0.2, drop_margin=0.1)2021-12-03_18:25:57</text:p>
          </table:table-cell>
          <table:table-cell table:style-name="ce68" office:value-type="float" office:value="0.144999995827674" calcext:value-type="float">
            <text:p>0.145</text:p>
          </table:table-cell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ewc(ewc_lambda=2000.0, clipping_threshold=0.0001)2021-12-03_19:43:16</text:p>
          </table:table-cell>
          <table:table-cell table:style-name="ce40" office:value-type="float" office:value="0.182875007390975" calcext:value-type="float">
            <text:p>0.183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2})2021-12-01_22:28:33</text:p>
          </table:table-cell>
          <table:table-cell table:style-name="ce51" office:value-type="float" office:value="0.123300001025199" calcext:value-type="float">
            <text:p>0.123</text:p>
          </table:table-cell>
          <table:table-cell table:style-name="ce19" office:value-type="string" calcext:value-type="string">
            <text:p>Decay(strategy=ewc(ewc_lambda=100000.0, clipping_threshold=0.0001), decay_factor=0.8, drop_margin=0.2)2021-12-02_04:45:16</text:p>
          </table:table-cell>
          <table:table-cell table:style-name="ce61" office:value-type="float" office:value="0.185800001025199" calcext:value-type="float">
            <text:p>0.186</text:p>
          </table:table-cell>
          <table:table-cell table:style-name="ce28" office:value-type="string" calcext:value-type="string">
            <text:p>Tune(strategy=ewc(ewc_lambda=10000.0, clipping_threshold=0.0001), change_factor=0.2, drop_margin=0.2)2021-12-04_02:59:30</text:p>
          </table:table-cell>
          <table:table-cell table:style-name="ce69" office:value-type="float" office:value="0.168899998068809" calcext:value-type="float">
            <text:p>0.169</text:p>
          </table:table-cell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2" office:value-type="string" calcext:value-type="string">
            <text:p>ewc(ewc_lambda=4000.0, clipping_threshold=0.0001)2021-12-04_01:05:06</text:p>
          </table:table-cell>
          <table:table-cell table:style-name="ce39" office:value-type="float" office:value="0.142700001597404" calcext:value-type="float">
            <text:p>0.143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3})2021-12-01_22:47:00</text:p>
          </table:table-cell>
          <table:table-cell table:style-name="ce51" office:value-type="float" office:value="0.11940000206232" calcext:value-type="float">
            <text:p>0.119</text:p>
          </table:table-cell>
          <table:table-cell table:style-name="ce18" office:value-type="string" calcext:value-type="string">
            <text:p>Decay(strategy=ewc(ewc_lambda=100000.0, clipping_threshold=0.0001), decay_factor=0.8, drop_margin=0.3)2021-12-02_05:24:18</text:p>
          </table:table-cell>
          <table:table-cell table:style-name="ce60" office:value-type="float" office:value="0.137700006365776" calcext:value-type="float">
            <text:p>0.138</text:p>
          </table:table-cell>
          <table:table-cell table:style-name="ce27" office:value-type="string" calcext:value-type="string">
            <text:p>Tune(strategy=ewc(ewc_lambda=10000.0, clipping_threshold=0.0001), change_factor=0.2, drop_margin=0.3)2021-12-04_03:22:05</text:p>
          </table:table-cell>
          <table:table-cell table:style-name="ce68" office:value-type="float" office:value="0.0883999988436698" calcext:value-type="float">
            <text:p>0.088</text:p>
          </table:table-cell>
          <table:table-cell/>
          <table:table-cell table:style-name="ce79" table:number-columns-repeated="2"/>
          <table:table-cell table:number-columns-repeated="53"/>
        </table:table-row>
        <table:table-row table:style-name="ro1">
          <table:table-cell table:style-name="ce32" office:value-type="string" calcext:value-type="string">
            <text:p>ewc(ewc_lambda=8000.0, clipping_threshold=0.0001)2021-12-04_01:10:51</text:p>
          </table:table-cell>
          <table:table-cell table:style-name="ce39" office:value-type="float" office:value="0.0794000029563903" calcext:value-type="float">
            <text:p>0.079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4})2021-12-01_23:05:28</text:p>
          </table:table-cell>
          <table:table-cell table:style-name="ce51" office:value-type="float" office:value="0.0781999975442886" calcext:value-type="float">
            <text:p>0.078</text:p>
          </table:table-cell>
          <table:table-cell table:style-name="ce18" office:value-type="string" calcext:value-type="string">
            <text:p>Decay(strategy=ewc(ewc_lambda=100000.0, clipping_threshold=0.0001), decay_factor=0.8, drop_margin=0.4)2021-12-02_06:01:08</text:p>
          </table:table-cell>
          <table:table-cell table:style-name="ce60" office:value-type="float" office:value="0.100000001490116" calcext:value-type="float">
            <text:p>0.100</text:p>
          </table:table-cell>
          <table:table-cell table:style-name="ce27" office:value-type="string" calcext:value-type="string">
            <text:p>Tune(strategy=ewc(ewc_lambda=10000.0, clipping_threshold=0.0001), change_factor=0.2, drop_margin=0.4)2021-12-04_03:42:59</text:p>
          </table:table-cell>
          <table:table-cell table:style-name="ce68" office:value-type="float" office:value="0.112499997019767" calcext:value-type="float">
            <text:p>0.112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16000.0, clipping_threshold=0.0001)2021-12-04_01:16:35</text:p>
          </table:table-cell>
          <table:table-cell table:style-name="ce39" office:value-type="float" office:value="0.0423000007867813" calcext:value-type="float">
            <text:p>0.042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1})2021-12-02_23:30:23</text:p>
          </table:table-cell>
          <table:table-cell table:style-name="ce51" office:value-type="float" office:value="0.0755999982357025" calcext:value-type="float">
            <text:p>0.076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32000.0, clipping_threshold=0.0001)2021-12-04_01:22:20</text:p>
          </table:table-cell>
          <table:table-cell table:style-name="ce39" office:value-type="float" office:value="0.00850000046193599" calcext:value-type="float">
            <text:p>0.009</text:p>
          </table:table-cell>
          <table:table-cell table:style-name="ce13" office:value-type="string" calcext:value-type="string">
            <text:p>cost_ewc(reference_strategy=ref(), ewc_lambda=0.0, clipping_threshold=0.0001, cost_params={'kp': 5000.0, 'ki': 0.0, 'kd': 0.0, 'setpoint': 0.2})2021-12-02_23:48:49</text:p>
          </table:table-cell>
          <table:table-cell table:style-name="ce52" office:value-type="float" office:value="0.145600005984306" calcext:value-type="float">
            <text:p>0.146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64000.0, clipping_threshold=0.0001)2021-12-04_01:28:06</text:p>
          </table:table-cell>
          <table:table-cell table:style-name="ce39" office:value-type="float" office:value="0.0129000004380941" calcext:value-type="float">
            <text:p>0.013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3})2021-12-03_00:07:13</text:p>
          </table:table-cell>
          <table:table-cell table:style-name="ce51" office:value-type="float" office:value="0.126100003719329" calcext:value-type="float">
            <text:p>0.126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128000.0, clipping_threshold=0.0001)2021-12-04_01:33:52</text:p>
          </table:table-cell>
          <table:table-cell table:style-name="ce39" office:value-type="float" office:value="0.00999999977648258" calcext:value-type="float">
            <text:p>0.010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4})2021-12-03_00:25:36</text:p>
          </table:table-cell>
          <table:table-cell table:style-name="ce51" office:value-type="float" office:value="0.0851000025868415" calcext:value-type="float">
            <text:p>0.085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256000.0, clipping_threshold=0.0001)2021-12-04_01:39:36</text:p>
          </table:table-cell>
          <table:table-cell table:style-name="ce39" office:value-type="float" office:value="0.0100999996066093" calcext:value-type="float">
            <text:p>0.010</text:p>
          </table:table-cell>
          <table:table-cell table:style-name="ce14" table:number-columns-repeated="2"/>
          <table:table-cell table:style-name="ce22" table:number-columns-repeated="2"/>
          <table:table-cell table:style-name="ce26"/>
          <table:table-cell table:style-name="ce70"/>
          <table:table-cell table:number-columns-repeated="56"/>
        </table:table-row>
        <table:table-row table:style-name="ro1">
          <table:table-cell table:style-name="ce32" office:value-type="string" calcext:value-type="string">
            <text:p>cifar naive si</text:p>
          </table:table-cell>
          <table:table-cell table:style-name="ce39"/>
          <table:table-cell table:style-name="ce12" office:value-type="string" calcext:value-type="string">
            <text:p>cifar cost si</text:p>
          </table:table-cell>
          <table:table-cell table:style-name="ce53"/>
          <table:table-cell table:style-name="ce18" office:value-type="string" calcext:value-type="string">
            <text:p>cifar decay si</text:p>
          </table:table-cell>
          <table:table-cell table:style-name="ce62"/>
          <table:table-cell table:style-name="ce27" office:value-type="string" calcext:value-type="string">
            <text:p>cifar tune si</text:p>
          </table:table-cell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1000)2021-12-04_01:45:22</text:p>
          </table:table-cell>
          <table:table-cell table:style-name="ce39" office:value-type="float" office:value="0.0749000012874603" calcext:value-type="float">
            <text:p>0.075</text:p>
          </table:table-cell>
          <table:table-cell table:style-name="ce12" office:value-type="string" calcext:value-type="string">
            <text:p>cost_si(reference_strategy=ref(), si_lambda=0, cost_params={'kp': 1000.0, 'ki': 0.0, 'kd': 0.0, 'setpoint': 0.1})2021-12-02_19:36:22</text:p>
          </table:table-cell>
          <table:table-cell table:style-name="ce51" office:value-type="float" office:value="0.153999999165534" calcext:value-type="float">
            <text:p>0.154</text:p>
          </table:table-cell>
          <table:table-cell table:style-name="ce18" office:value-type="string" calcext:value-type="string">
            <text:p>Decay(strategy=si(si_lambda=100000), decay_factor=0.8, drop_margin=0.1)2021-12-02_04:20:31</text:p>
          </table:table-cell>
          <table:table-cell table:style-name="ce60" office:value-type="float" office:value="0.1351999938488" calcext:value-type="float">
            <text:p>0.135</text:p>
          </table:table-cell>
          <table:table-cell table:style-name="ce27" office:value-type="string" calcext:value-type="string">
            <text:p>Tune(strategy=si(si_lambda=10000), change_factor=0.2, drop_margin=0.1)2021-12-03_13:28:31</text:p>
          </table:table-cell>
          <table:table-cell table:style-name="ce68" office:value-type="float" office:value="0.0710999965667724" calcext:value-type="float">
            <text:p>0.071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2000)2021-12-04_01:50:19</text:p>
          </table:table-cell>
          <table:table-cell table:style-name="ce39" office:value-type="float" office:value="0.0802000015974044" calcext:value-type="float">
            <text:p>0.080</text:p>
          </table:table-cell>
          <table:table-cell table:style-name="ce12" office:value-type="string" calcext:value-type="string">
            <text:p>cost_si(reference_strategy=ref(), si_lambda=0, cost_params={'kp': 1000.0, 'ki': 0.0, 'kd': 0.0, 'setpoint': 0.2})2021-12-02_19:47:45</text:p>
          </table:table-cell>
          <table:table-cell table:style-name="ce51" office:value-type="float" office:value="0.0513000003993511" calcext:value-type="float">
            <text:p>0.051</text:p>
          </table:table-cell>
          <table:table-cell table:style-name="ce18" office:value-type="string" calcext:value-type="string">
            <text:p>Decay(strategy=si(si_lambda=100000), decay_factor=0.8, drop_margin=0.2)2021-12-02_05:00:47</text:p>
          </table:table-cell>
          <table:table-cell table:style-name="ce60" office:value-type="float" office:value="0.0786999985575676" calcext:value-type="float">
            <text:p>0.079</text:p>
          </table:table-cell>
          <table:table-cell table:style-name="ce28" office:value-type="string" calcext:value-type="string">
            <text:p>Tune(strategy=si(si_lambda=10000), change_factor=0.2, drop_margin=0.2)2021-12-03_13:52:31</text:p>
          </table:table-cell>
          <table:table-cell table:style-name="ce69" office:value-type="float" office:value="0.128900006413459" calcext:value-type="float">
            <text:p>0.129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4000)2021-12-04_01:55:13</text:p>
          </table:table-cell>
          <table:table-cell table:style-name="ce39" office:value-type="float" office:value="0.0811000019311904" calcext:value-type="float">
            <text:p>0.081</text:p>
          </table:table-cell>
          <table:table-cell table:style-name="ce12" office:value-type="string" calcext:value-type="string">
            <text:p>cost_si(reference_strategy=ref(), si_lambda=0, cost_params={'kp': 1000.0, 'ki': 0.0, 'kd': 0.0, 'setpoint': 0.3})2021-12-02_19:59:08</text:p>
          </table:table-cell>
          <table:table-cell table:style-name="ce51" office:value-type="float" office:value="0.064699999988079" calcext:value-type="float">
            <text:p>0.065</text:p>
          </table:table-cell>
          <table:table-cell table:style-name="ce18" office:value-type="string" calcext:value-type="string">
            <text:p>Decay(strategy=si(si_lambda=100000), decay_factor=0.8, drop_margin=0.3)2021-12-02_05:38:27</text:p>
          </table:table-cell>
          <table:table-cell table:style-name="ce60" office:value-type="float" office:value="0.123499996960163" calcext:value-type="float">
            <text:p>0.123</text:p>
          </table:table-cell>
          <table:table-cell table:style-name="ce27" office:value-type="string" calcext:value-type="string">
            <text:p>Tune(strategy=si(si_lambda=10000), change_factor=0.2, drop_margin=0.3)2021-12-03_14:13:35</text:p>
          </table:table-cell>
          <table:table-cell table:style-name="ce68" office:value-type="float" office:value="0.0546000003814697" calcext:value-type="float">
            <text:p>0.055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si(si_lambda=8000)2021-12-04_02:00:08</text:p>
          </table:table-cell>
          <table:table-cell table:style-name="ce40" office:value-type="float" office:value="0.0896999984979629" calcext:value-type="float">
            <text:p>0.090</text:p>
          </table:table-cell>
          <table:table-cell table:style-name="ce12" office:value-type="string" calcext:value-type="string">
            <text:p>cost_si(reference_strategy=ref(), si_lambda=0, cost_params={'kp': 1000.0, 'ki': 0.0, 'kd': 0.0, 'setpoint': 0.4})2021-12-02_20:10:37</text:p>
          </table:table-cell>
          <table:table-cell table:style-name="ce51" office:value-type="float" office:value="0.114399999380111" calcext:value-type="float">
            <text:p>0.114</text:p>
          </table:table-cell>
          <table:table-cell table:style-name="ce19" office:value-type="string" calcext:value-type="string">
            <text:p>Decay(strategy=si(si_lambda=100000), decay_factor=0.8, drop_margin=0.4)2021-12-02_06:15:48</text:p>
          </table:table-cell>
          <table:table-cell table:style-name="ce61" office:value-type="float" office:value="0.146699994802474" calcext:value-type="float">
            <text:p>0.147</text:p>
          </table:table-cell>
          <table:table-cell table:style-name="ce27" office:value-type="string" calcext:value-type="string">
            <text:p>Tune(strategy=si(si_lambda=10000), change_factor=0.2, drop_margin=0.4)2021-12-03_14:33:32</text:p>
          </table:table-cell>
          <table:table-cell table:style-name="ce68" office:value-type="float" office:value="0.110600002110004" calcext:value-type="float">
            <text:p>0.111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16000)2021-12-04_02:05:03</text:p>
          </table:table-cell>
          <table:table-cell table:style-name="ce39" office:value-type="float" office:value="0.0662000030279159" calcext:value-type="float">
            <text:p>0.066</text:p>
          </table:table-cell>
          <table:table-cell table:style-name="ce12" office:value-type="string" calcext:value-type="string">
            <text:p>cost_si(reference_strategy=ref(), si_lambda=0, cost_params={'kp': 2000.0, 'ki': 0.0, 'kd': 0.0, 'setpoint': 0.1})2021-12-02_23:42:34</text:p>
          </table:table-cell>
          <table:table-cell table:style-name="ce51" office:value-type="float" office:value="0.141000002622604" calcext:value-type="float">
            <text:p>0.141</text:p>
          </table:table-cell>
          <table:table-cell table:style-name="ce22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32000)2021-12-04_02:09:57</text:p>
          </table:table-cell>
          <table:table-cell table:style-name="ce39" office:value-type="float" office:value="0.0278999991714954" calcext:value-type="float">
            <text:p>0.028</text:p>
          </table:table-cell>
          <table:table-cell table:style-name="ce13" office:value-type="string" calcext:value-type="string">
            <text:p>cost_si(reference_strategy=ref(), si_lambda=0, cost_params={'kp': 2000.0, 'ki': 0.0, 'kd': 0.0, 'setpoint': 0.2})2021-12-03_00:00:58</text:p>
          </table:table-cell>
          <table:table-cell table:style-name="ce52" office:value-type="float" office:value="0.161799997091293" calcext:value-type="float">
            <text:p>0.162</text:p>
          </table:table-cell>
          <table:table-cell table:style-name="ce22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64000)2021-12-04_02:14:52</text:p>
          </table:table-cell>
          <table:table-cell table:style-name="ce39" office:value-type="float" office:value="0.0401000007987022" calcext:value-type="float">
            <text:p>0.040</text:p>
          </table:table-cell>
          <table:table-cell table:style-name="ce12" office:value-type="string" calcext:value-type="string">
            <text:p>cost_si(reference_strategy=ref(), si_lambda=0, cost_params={'kp': 2000.0, 'ki': 0.0, 'kd': 0.0, 'setpoint': 0.3})2021-12-03_00:19:23</text:p>
          </table:table-cell>
          <table:table-cell table:style-name="ce51" office:value-type="float" office:value="0.0728999972343444" calcext:value-type="float">
            <text:p>0.073</text:p>
          </table:table-cell>
          <table:table-cell table:style-name="ce22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128000)2021-12-04_02:19:47</text:p>
          </table:table-cell>
          <table:table-cell table:style-name="ce39" office:value-type="float" office:value="0.0568999983370304" calcext:value-type="float">
            <text:p>0.057</text:p>
          </table:table-cell>
          <table:table-cell table:style-name="ce12" office:value-type="string" calcext:value-type="string">
            <text:p>cost_si(reference_strategy=ref(), si_lambda=0, cost_params={'kp': 2000.0, 'ki': 0.0, 'kd': 0.0, 'setpoint': 0.4})2021-12-03_00:37:44</text:p>
          </table:table-cell>
          <table:table-cell table:style-name="ce51" office:value-type="float" office:value="0.0632999986410141" calcext:value-type="float">
            <text:p>0.063</text:p>
          </table:table-cell>
          <table:table-cell table:style-name="ce22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cifar naive lwf</text:p>
          </table:table-cell>
          <table:table-cell table:style-name="ce39"/>
          <table:table-cell table:style-name="ce12" office:value-type="string" calcext:value-type="string">
            <text:p>cifar cost lwf</text:p>
          </table:table-cell>
          <table:table-cell table:style-name="ce53"/>
          <table:table-cell table:style-name="ce18" office:value-type="string" calcext:value-type="string">
            <text:p>cifar decay lwf</text:p>
          </table:table-cell>
          <table:table-cell table:style-name="ce62"/>
          <table:table-cell table:style-name="ce27" office:value-type="string" calcext:value-type="string">
            <text:p>cifar tune lwf</text:p>
          </table:table-cell>
          <table:table-cell table:style-name="ce70"/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0.5, temperature=2.0)2021-12-04_02:24:44</text:p>
          </table:table-cell>
          <table:table-cell table:style-name="ce39" office:value-type="float" office:value="0.0816999971866607" calcext:value-type="float">
            <text:p>0.082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1})2021-12-02_19:31:14</text:p>
          </table:table-cell>
          <table:table-cell table:style-name="ce51" office:value-type="float" office:value="0.284500002861022" calcext:value-type="float">
            <text:p>0.285</text:p>
          </table:table-cell>
          <table:table-cell table:style-name="ce18" office:value-type="string" calcext:value-type="string">
            <text:p>Decay(strategy=lwf(alpha=50, temperature=2.0), decay_factor=0.8, drop_margin=0.1)2021-12-02_04:34:50</text:p>
          </table:table-cell>
          <table:table-cell table:style-name="ce60" office:value-type="float" office:value="0.109600000083446" calcext:value-type="float">
            <text:p>0.110</text:p>
          </table:table-cell>
          <table:table-cell table:style-name="ce27" office:value-type="string" calcext:value-type="string">
            <text:p>Tune(strategy=lwf(alpha=10, temperature=2.0), change_factor=0.2, drop_margin=0.1)2021-12-02_15:02:50</text:p>
          </table:table-cell>
          <table:table-cell table:style-name="ce68" office:value-type="float" office:value="0.185800001025199" calcext:value-type="float">
            <text:p>0.186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1.0, temperature=2.0)2021-12-04_02:28:36</text:p>
          </table:table-cell>
          <table:table-cell table:style-name="ce39" office:value-type="float" office:value="0.0825000032782554" calcext:value-type="float">
            <text:p>0.083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2})2021-12-02_19:42:38</text:p>
          </table:table-cell>
          <table:table-cell table:style-name="ce51" office:value-type="float" office:value="0.294499993324279" calcext:value-type="float">
            <text:p>0.294</text:p>
          </table:table-cell>
          <table:table-cell table:style-name="ce18" office:value-type="string" calcext:value-type="string">
            <text:p>Decay(strategy=lwf(alpha=50, temperature=2.0), decay_factor=0.8, drop_margin=0.2)2021-12-02_05:14:25</text:p>
          </table:table-cell>
          <table:table-cell table:style-name="ce60" office:value-type="float" office:value="0.156900003552436" calcext:value-type="float">
            <text:p>0.157</text:p>
          </table:table-cell>
          <table:table-cell table:style-name="ce27" office:value-type="string" calcext:value-type="string">
            <text:p>Tune(strategy=lwf(alpha=10, temperature=2.0), change_factor=0.2, drop_margin=0.2)2021-12-02_15:49:44</text:p>
          </table:table-cell>
          <table:table-cell table:style-name="ce68" office:value-type="float" office:value="0.218400001525878" calcext:value-type="float">
            <text:p>0.218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2.0, temperature=2.0)2021-12-04_02:32:28</text:p>
          </table:table-cell>
          <table:table-cell table:style-name="ce39" office:value-type="float" office:value="0.101700000464916" calcext:value-type="float">
            <text:p>0.102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3})2021-12-02_19:54:01</text:p>
          </table:table-cell>
          <table:table-cell table:style-name="ce51" office:value-type="float" office:value="0.297399997711181" calcext:value-type="float">
            <text:p>0.297</text:p>
          </table:table-cell>
          <table:table-cell table:style-name="ce18" office:value-type="string" calcext:value-type="string">
            <text:p>Decay(strategy=lwf(alpha=50, temperature=2.0), decay_factor=0.8, drop_margin=0.3)2021-12-02_05:51:44</text:p>
          </table:table-cell>
          <table:table-cell table:style-name="ce60" office:value-type="float" office:value="0.177300006151199" calcext:value-type="float">
            <text:p>0.177</text:p>
          </table:table-cell>
          <table:table-cell table:style-name="ce27" office:value-type="string" calcext:value-type="string">
            <text:p>Tune(strategy=lwf(alpha=10, temperature=2.0), change_factor=0.2, drop_margin=0.3)2021-12-02_16:37:41</text:p>
          </table:table-cell>
          <table:table-cell table:style-name="ce68" office:value-type="float" office:value="0.272100001573562" calcext:value-type="float">
            <text:p>0.272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4.0, temperature=2.0)2021-12-04_02:36:19</text:p>
          </table:table-cell>
          <table:table-cell table:style-name="ce39" office:value-type="float" office:value="0.145500004291534" calcext:value-type="float">
            <text:p>0.146</text:p>
          </table:table-cell>
          <table:table-cell table:style-name="ce13" office:value-type="string" calcext:value-type="string">
            <text:p>cost_lwf(reference_strategy=ref(), alpha=0, temperature=2.0, cost_params={'kp': 1.0, 'ki': 0.0, 'kd': 0.0, 'setpoint': 0.4})2021-12-02_20:05:22</text:p>
          </table:table-cell>
          <table:table-cell table:style-name="ce52" office:value-type="float" office:value="0.314125001430511" calcext:value-type="float">
            <text:p>0.314</text:p>
          </table:table-cell>
          <table:table-cell table:style-name="ce19" office:value-type="string" calcext:value-type="string">
            <text:p>Decay(strategy=lwf(alpha=50, temperature=2.0), decay_factor=0.8, drop_margin=0.4)2021-12-02_06:28:43</text:p>
          </table:table-cell>
          <table:table-cell table:style-name="ce61" office:value-type="float" office:value="0.18469999730587" calcext:value-type="float">
            <text:p>0.185</text:p>
          </table:table-cell>
          <table:table-cell table:style-name="ce28" office:value-type="string" calcext:value-type="string">
            <text:p>Tune(strategy=lwf(alpha=10, temperature=2.0), change_factor=0.2, drop_margin=0.4)2021-12-02_17:25:38</text:p>
          </table:table-cell>
          <table:table-cell table:style-name="ce69" office:value-type="float" office:value="0.286599993705749" calcext:value-type="float">
            <text:p>0.287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8.0, temperature=2.0)2021-12-04_02:40:11</text:p>
          </table:table-cell>
          <table:table-cell table:style-name="ce39" office:value-type="float" office:value="0.179499998688697" calcext:value-type="float">
            <text:p>0.179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1})2021-12-02_23:37:24</text:p>
          </table:table-cell>
          <table:table-cell table:style-name="ce51" office:value-type="float" office:value="0.270799994468688" calcext:value-type="float">
            <text:p>0.271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16.0, temperature=2.0)2021-12-04_02:44:03</text:p>
          </table:table-cell>
          <table:table-cell table:style-name="ce39" office:value-type="float" office:value="0.212400004267692" calcext:value-type="float">
            <text:p>0.212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2})2021-12-02_23:55:50</text:p>
          </table:table-cell>
          <table:table-cell table:style-name="ce51" office:value-type="float" office:value="0.267800003290176" calcext:value-type="float">
            <text:p>0.268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3" office:value-type="string" calcext:value-type="string">
            <text:p>lwf(alpha=32.0, temperature=2.0)2021-12-04_02:47:54</text:p>
          </table:table-cell>
          <table:table-cell table:style-name="ce40" office:value-type="float" office:value="0.259400010108947" calcext:value-type="float">
            <text:p>0.259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3})2021-12-03_00:14:15</text:p>
          </table:table-cell>
          <table:table-cell table:style-name="ce51" office:value-type="float" office:value="0.283699989318847" calcext:value-type="float">
            <text:p>0.284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64.0, temperature=2.0)2021-12-04_02:51:46</text:p>
          </table:table-cell>
          <table:table-cell table:style-name="ce39" office:value-type="float" office:value="0.258799999952316" calcext:value-type="float">
            <text:p>0.259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4})2021-12-03_00:32:37</text:p>
          </table:table-cell>
          <table:table-cell table:style-name="ce51" office:value-type="float" office:value="0.310000002384185" calcext:value-type="float">
            <text:p>0.310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128.0, temperature=2.0)2021-12-04_02:55:38</text:p>
          </table:table-cell>
          <table:table-cell table:style-name="ce39" office:value-type="float" office:value="0.0428999997675418" calcext:value-type="float">
            <text:p>0.043</text:p>
          </table:table-cell>
          <table:table-cell table:style-name="ce14"/>
          <table:table-cell table:style-name="ce53"/>
          <table:table-cell table:style-name="ce22"/>
          <table:table-cell table:style-name="ce62"/>
          <table:table-cell table:style-name="ce26"/>
          <table:table-cell table:style-name="ce70"/>
          <table:table-cell table:number-columns-repeated="56"/>
        </table:table-row>
        <table:table-row table:style-name="ro1">
          <table:table-cell table:style-name="ce34"/>
          <table:table-cell table:style-name="ce42"/>
          <table:table-cell table:style-name="ce48"/>
          <table:table-cell table:style-name="ce54"/>
          <table:table-cell table:style-name="ce57"/>
          <table:table-cell table:style-name="ce63"/>
          <table:table-cell table:style-name="ce65"/>
          <table:table-cell table:style-name="ce71"/>
          <table:table-cell table:number-columns-repeated="56"/>
        </table:table-row>
        <table:table-row table:style-name="ro1">
          <table:table-cell table:style-name="ce31" office:value-type="string" calcext:value-type="string">
            <text:p>core naive ewc</text:p>
          </table:table-cell>
          <table:table-cell table:style-name="ce43"/>
          <table:table-cell table:style-name="ce47" office:value-type="string" calcext:value-type="string">
            <text:p>core cost ewc</text:p>
          </table:table-cell>
          <table:table-cell table:style-name="ce50"/>
          <table:table-cell table:style-name="ce55" office:value-type="string" calcext:value-type="string">
            <text:p>core decay ewc</text:p>
          </table:table-cell>
          <table:table-cell table:style-name="ce59"/>
          <table:table-cell table:style-name="ce64" office:value-type="string" calcext:value-type="string">
            <text:p>core tune ewc</text:p>
          </table:table-cell>
          <table:table-cell table:style-name="ce67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2000.0, clipping_threshold=0.0001)2021-12-03_21:08:24</text:p>
          </table:table-cell>
          <table:table-cell table:style-name="ce39" office:value-type="float" office:value="0.273131668567657" calcext:value-type="float">
            <text:p>0.273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1})2021-12-01_19:35:45</text:p>
          </table:table-cell>
          <table:table-cell table:style-name="ce51" office:value-type="float" office:value="0.39457294344902" calcext:value-type="float">
            <text:p>0.395</text:p>
          </table:table-cell>
          <table:table-cell table:style-name="ce18" office:value-type="string" calcext:value-type="string">
            <text:p>Decay(strategy=ewc(ewc_lambda=100000.0, clipping_threshold=0.0001), decay_factor=0.8, drop_margin=0.1)2021-12-01_23:23:51</text:p>
          </table:table-cell>
          <table:table-cell table:style-name="ce60" office:value-type="float" office:value="0.316281139850616" calcext:value-type="float">
            <text:p>0.316</text:p>
          </table:table-cell>
          <table:table-cell table:style-name="ce28" office:value-type="string" calcext:value-type="string">
            <text:p>Tune(strategy=ewc(ewc_lambda=10000.0, clipping_threshold=0.0001), change_factor=0.2, drop_margin=0.1)2021-12-03_12:18:32</text:p>
          </table:table-cell>
          <table:table-cell table:style-name="ce69" office:value-type="float" office:value="0.337188601493835" calcext:value-type="float">
            <text:p>0.337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2000.0, clipping_threshold=0.0001)2021-12-03_15:43:32</text:p>
          </table:table-cell>
          <table:table-cell table:style-name="ce39" office:value-type="float" office:value="0.305604994297027" calcext:value-type="float">
            <text:p>0.306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2})2021-12-01_20:18:34</text:p>
          </table:table-cell>
          <table:table-cell table:style-name="ce51" office:value-type="float" office:value="0.292704612016677" calcext:value-type="float">
            <text:p>0.293</text:p>
          </table:table-cell>
          <table:table-cell table:style-name="ce18" office:value-type="string" calcext:value-type="string">
            <text:p>Decay(strategy=ewc(ewc_lambda=100000.0, clipping_threshold=0.0001), decay_factor=0.8, drop_margin=0.2)2021-12-02_00:42:22</text:p>
          </table:table-cell>
          <table:table-cell table:style-name="ce60" office:value-type="float" office:value="0.339857637882232" calcext:value-type="float">
            <text:p>0.340</text:p>
          </table:table-cell>
          <table:table-cell table:style-name="ce27" office:value-type="string" calcext:value-type="string">
            <text:p>Tune(strategy=ewc(ewc_lambda=10000.0, clipping_threshold=0.0001), change_factor=0.2, drop_margin=0.2)2021-12-03_13:39:51</text:p>
          </table:table-cell>
          <table:table-cell table:style-name="ce68" office:value-type="float" office:value="0.322953730821609" calcext:value-type="float">
            <text:p>0.323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4000.0, clipping_threshold=0.0001)2021-12-03_21:19:44</text:p>
          </table:table-cell>
          <table:table-cell table:style-name="ce39" office:value-type="float" office:value="0.276245564222335" calcext:value-type="float">
            <text:p>0.276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3})2021-12-01_20:55:47</text:p>
          </table:table-cell>
          <table:table-cell table:style-name="ce51" office:value-type="float" office:value="0.218861207365989" calcext:value-type="float">
            <text:p>0.219</text:p>
          </table:table-cell>
          <table:table-cell table:style-name="ce19" office:value-type="string" calcext:value-type="string">
            <text:p>Decay(strategy=ewc(ewc_lambda=100000.0, clipping_threshold=0.0001), decay_factor=0.8, drop_margin=0.3)2021-12-02_01:52:40</text:p>
          </table:table-cell>
          <table:table-cell table:style-name="ce61" office:value-type="float" office:value="0.331405699253082" calcext:value-type="float">
            <text:p>0.331</text:p>
          </table:table-cell>
          <table:table-cell table:style-name="ce27" office:value-type="string" calcext:value-type="string">
            <text:p>Tune(strategy=ewc(ewc_lambda=10000.0, clipping_threshold=0.0001), change_factor=0.2, drop_margin=0.3)2021-12-03_15:04:21</text:p>
          </table:table-cell>
          <table:table-cell table:style-name="ce68" office:value-type="float" office:value="0.290480434894561" calcext:value-type="float">
            <text:p>0.290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8000.0, clipping_threshold=0.0001)2021-12-03_21:30:57</text:p>
          </table:table-cell>
          <table:table-cell table:style-name="ce39" office:value-type="float" office:value="0.290480434894561" calcext:value-type="float">
            <text:p>0.290</text:p>
          </table:table-cell>
          <table:table-cell table:style-name="ce12" office:value-type="string" calcext:value-type="string">
            <text:p>cost_ewc(reference_strategy=ref(), ewc_lambda=0.0, clipping_threshold=0.0001, cost_params={'kp': 10000.0, 'ki': 0.0, 'kd': 0.0, 'setpoint': 0.4})2021-12-01_21:32:59</text:p>
          </table:table-cell>
          <table:table-cell table:style-name="ce51" office:value-type="float" office:value="0.13478647172451" calcext:value-type="float">
            <text:p>0.135</text:p>
          </table:table-cell>
          <table:table-cell table:style-name="ce18" office:value-type="string" calcext:value-type="string">
            <text:p>Decay(strategy=ewc(ewc_lambda=100000.0, clipping_threshold=0.0001), decay_factor=0.8, drop_margin=0.4)2021-12-02_02:58:27</text:p>
          </table:table-cell>
          <table:table-cell table:style-name="ce60" office:value-type="float" office:value="0.308718860149383" calcext:value-type="float">
            <text:p>0.309</text:p>
          </table:table-cell>
          <table:table-cell table:style-name="ce27" office:value-type="string" calcext:value-type="string">
            <text:p>Tune(strategy=ewc(ewc_lambda=10000.0, clipping_threshold=0.0001), change_factor=0.2, drop_margin=0.4)2021-12-03_16:24:25</text:p>
          </table:table-cell>
          <table:table-cell table:style-name="ce68" office:value-type="float" office:value="0.212633445858955" calcext:value-type="float">
            <text:p>0.213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ewc(ewc_lambda=16000.0, clipping_threshold=0.0001)2021-12-03_21:42:11</text:p>
          </table:table-cell>
          <table:table-cell table:style-name="ce40" office:value-type="float" office:value="0.325622767210006" calcext:value-type="float">
            <text:p>0.326</text:p>
          </table:table-cell>
          <table:table-cell table:style-name="ce13" office:value-type="string" calcext:value-type="string">
            <text:p>cost_ewc(reference_strategy=ref(), ewc_lambda=0.0, clipping_threshold=0.0001, cost_params={'kp': 5000.0, 'ki': 0.0, 'kd': 0.0, 'setpoint': 0.1})2021-12-02_21:02:02</text:p>
          </table:table-cell>
          <table:table-cell table:style-name="ce52" office:value-type="float" office:value="0.39546263217926" calcext:value-type="float">
            <text:p>0.395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32000.0, clipping_threshold=0.0001)2021-12-03_21:53:24</text:p>
          </table:table-cell>
          <table:table-cell table:style-name="ce39" office:value-type="float" office:value="0.310943067073822" calcext:value-type="float">
            <text:p>0.311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2})2021-12-02_21:39:12</text:p>
          </table:table-cell>
          <table:table-cell table:style-name="ce51" office:value-type="float" office:value="0.31316727399826" calcext:value-type="float">
            <text:p>0.313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64000.0, clipping_threshold=0.0001)2021-12-03_22:04:38</text:p>
          </table:table-cell>
          <table:table-cell table:style-name="ce39" office:value-type="float" office:value="0.132117435336112" calcext:value-type="float">
            <text:p>0.132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3})2021-12-02_22:16:15</text:p>
          </table:table-cell>
          <table:table-cell table:style-name="ce51" office:value-type="float" office:value="0.228202849626541" calcext:value-type="float">
            <text:p>0.228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128000.0, clipping_threshold=0.0001)2021-12-03_22:15:51</text:p>
          </table:table-cell>
          <table:table-cell table:style-name="ce39" office:value-type="float" office:value="0.0200177934020757" calcext:value-type="float">
            <text:p>0.020</text:p>
          </table:table-cell>
          <table:table-cell table:style-name="ce12" office:value-type="string" calcext:value-type="string">
            <text:p>cost_ewc(reference_strategy=ref(), ewc_lambda=0.0, clipping_threshold=0.0001, cost_params={'kp': 5000.0, 'ki': 0.0, 'kd': 0.0, 'setpoint': 0.4})2021-12-02_22:53:19</text:p>
          </table:table-cell>
          <table:table-cell table:style-name="ce51" office:value-type="float" office:value="0.102758005261421" calcext:value-type="float">
            <text:p>0.103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ewc(ewc_lambda=256000.0, clipping_threshold=0.0001)2021-12-03_22:27:04</text:p>
          </table:table-cell>
          <table:table-cell table:style-name="ce39" office:value-type="float" office:value="0.0200177934020757" calcext:value-type="float">
            <text:p>0.020</text:p>
          </table:table-cell>
          <table:table-cell table:style-name="ce14" table:number-columns-repeated="2"/>
          <table:table-cell table:style-name="ce22" table:number-columns-repeated="2"/>
          <table:table-cell table:style-name="ce26"/>
          <table:table-cell table:style-name="ce70"/>
          <table:table-cell table:number-columns-repeated="56"/>
        </table:table-row>
        <table:table-row table:style-name="ro1">
          <table:table-cell table:style-name="ce32" office:value-type="string" calcext:value-type="string">
            <text:p>core naive si</text:p>
          </table:table-cell>
          <table:table-cell table:style-name="ce39"/>
          <table:table-cell table:style-name="ce12" office:value-type="string" calcext:value-type="string">
            <text:p>core cost si</text:p>
          </table:table-cell>
          <table:table-cell table:style-name="ce53"/>
          <table:table-cell table:style-name="ce18" office:value-type="string" calcext:value-type="string">
            <text:p>core decay si</text:p>
          </table:table-cell>
          <table:table-cell table:style-name="ce62"/>
          <table:table-cell table:style-name="ce27" office:value-type="string" calcext:value-type="string">
            <text:p>core tune si</text:p>
          </table:table-cell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1000)2021-12-03_22:38:24</text:p>
          </table:table-cell>
          <table:table-cell table:style-name="ce39" office:value-type="float" office:value="0.229092523455619" calcext:value-type="float">
            <text:p>0.229</text:p>
          </table:table-cell>
          <table:table-cell table:style-name="ce13" office:value-type="string" calcext:value-type="string">
            <text:p>cost_si(reference_strategy=ref(), si_lambda=0, cost_params={'kp': 1000.0, 'ki': 0.0, 'kd': 0.0, 'setpoint': 0.1})2021-12-02_18:09:43</text:p>
          </table:table-cell>
          <table:table-cell table:style-name="ce52" office:value-type="float" office:value="0.314056932926178" calcext:value-type="float">
            <text:p>0.314</text:p>
          </table:table-cell>
          <table:table-cell table:style-name="ce18" office:value-type="string" calcext:value-type="string">
            <text:p>Decay(strategy=si(si_lambda=100000), decay_factor=0.8, drop_margin=0.1)2021-12-01_23:55:45</text:p>
          </table:table-cell>
          <table:table-cell table:style-name="ce60" office:value-type="float" office:value="0.30115658044815" calcext:value-type="float">
            <text:p>0.301</text:p>
          </table:table-cell>
          <table:table-cell table:style-name="ce27" office:value-type="string" calcext:value-type="string">
            <text:p>Tune(strategy=si(si_lambda=10000), change_factor=0.2, drop_margin=0.1)2021-12-03_11:07:49</text:p>
          </table:table-cell>
          <table:table-cell table:style-name="ce68" office:value-type="float" office:value="0.315391451120376" calcext:value-type="float">
            <text:p>0.315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2000)2021-12-03_22:48:03</text:p>
          </table:table-cell>
          <table:table-cell table:style-name="ce39" office:value-type="float" office:value="0.248220637440681" calcext:value-type="float">
            <text:p>0.248</text:p>
          </table:table-cell>
          <table:table-cell table:style-name="ce12" office:value-type="string" calcext:value-type="string">
            <text:p>cost_si(reference_strategy=ref(), si_lambda=0, cost_params={'kp': 1000.0, 'ki': 0.0, 'kd': 0.0, 'setpoint': 0.2})2021-12-02_18:32:39</text:p>
          </table:table-cell>
          <table:table-cell table:style-name="ce51" office:value-type="float" office:value="0.327402144670486" calcext:value-type="float">
            <text:p>0.327</text:p>
          </table:table-cell>
          <table:table-cell table:style-name="ce19" office:value-type="string" calcext:value-type="string">
            <text:p>Decay(strategy=si(si_lambda=100000), decay_factor=0.8, drop_margin=0.2)2021-12-02_01:10:58</text:p>
          </table:table-cell>
          <table:table-cell table:style-name="ce61" office:value-type="float" office:value="0.305160135030746" calcext:value-type="float">
            <text:p>0.305</text:p>
          </table:table-cell>
          <table:table-cell table:style-name="ce28" office:value-type="string" calcext:value-type="string">
            <text:p>Tune(strategy=si(si_lambda=10000), change_factor=0.2, drop_margin=0.2)2021-12-03_11:37:50</text:p>
          </table:table-cell>
          <table:table-cell table:style-name="ce69" office:value-type="float" office:value="0.323843419551849" calcext:value-type="float">
            <text:p>0.324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4000)2021-12-03_22:57:39</text:p>
          </table:table-cell>
          <table:table-cell table:style-name="ce39" office:value-type="float" office:value="0.276245564222335" calcext:value-type="float">
            <text:p>0.276</text:p>
          </table:table-cell>
          <table:table-cell table:style-name="ce12" office:value-type="string" calcext:value-type="string">
            <text:p>cost_si(reference_strategy=ref(), si_lambda=0, cost_params={'kp': 1000.0, 'ki': 0.0, 'kd': 0.0, 'setpoint': 0.3})2021-12-02_18:55:35</text:p>
          </table:table-cell>
          <table:table-cell table:style-name="ce51" office:value-type="float" office:value="0.301601409912109" calcext:value-type="float">
            <text:p>0.302</text:p>
          </table:table-cell>
          <table:table-cell table:style-name="ce18" office:value-type="string" calcext:value-type="string">
            <text:p>Decay(strategy=si(si_lambda=100000), decay_factor=0.8, drop_margin=0.3)2021-12-02_02:18:09</text:p>
          </table:table-cell>
          <table:table-cell table:style-name="ce60" office:value-type="float" office:value="0.303825616836547" calcext:value-type="float">
            <text:p>0.304</text:p>
          </table:table-cell>
          <table:table-cell table:style-name="ce27" office:value-type="string" calcext:value-type="string">
            <text:p>Tune(strategy=si(si_lambda=10000), change_factor=0.2, drop_margin=0.3)2021-12-03_12:08:41</text:p>
          </table:table-cell>
          <table:table-cell table:style-name="ce68" office:value-type="float" office:value="0.330516010522842" calcext:value-type="float">
            <text:p>0.331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8000)2021-12-03_23:07:16</text:p>
          </table:table-cell>
          <table:table-cell table:style-name="ce39" office:value-type="float" office:value="0.285587191581726" calcext:value-type="float">
            <text:p>0.286</text:p>
          </table:table-cell>
          <table:table-cell table:style-name="ce12" office:value-type="string" calcext:value-type="string">
            <text:p>cost_si(reference_strategy=ref(), si_lambda=0, cost_params={'kp': 1000.0, 'ki': 0.0, 'kd': 0.0, 'setpoint': 0.4})2021-12-02_19:18:29</text:p>
          </table:table-cell>
          <table:table-cell table:style-name="ce51" office:value-type="float" office:value="0.285587191581726" calcext:value-type="float">
            <text:p>0.286</text:p>
          </table:table-cell>
          <table:table-cell table:style-name="ce18" office:value-type="string" calcext:value-type="string">
            <text:p>Decay(strategy=si(si_lambda=100000), decay_factor=0.8, drop_margin=0.4)2021-12-02_03:24:17</text:p>
          </table:table-cell>
          <table:table-cell table:style-name="ce60" office:value-type="float" office:value="0.304270476102829" calcext:value-type="float">
            <text:p>0.304</text:p>
          </table:table-cell>
          <table:table-cell table:style-name="ce27" office:value-type="string" calcext:value-type="string">
            <text:p>Tune(strategy=si(si_lambda=10000), change_factor=0.2, drop_margin=0.4)2021-12-03_12:47:43</text:p>
          </table:table-cell>
          <table:table-cell table:style-name="ce68" office:value-type="float" office:value="0.315836310386657" calcext:value-type="float">
            <text:p>0.316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si(si_lambda=16000)2021-12-03_23:16:54</text:p>
          </table:table-cell>
          <table:table-cell table:style-name="ce40" office:value-type="float" office:value="0.305160135030746" calcext:value-type="float">
            <text:p>0.305</text:p>
          </table:table-cell>
          <table:table-cell table:style-name="ce12" office:value-type="string" calcext:value-type="string">
            <text:p>cost_si(reference_strategy=ref(), si_lambda=0, cost_params={'kp': 2000.0, 'ki': 0.0, 'kd': 0.0, 'setpoint': 0.1})2021-12-02_21:26:23</text:p>
          </table:table-cell>
          <table:table-cell table:style-name="ce51" office:value-type="float" office:value="0.31049820780754" calcext:value-type="float">
            <text:p>0.310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32000)2021-12-03_23:26:32</text:p>
          </table:table-cell>
          <table:table-cell table:style-name="ce39" office:value-type="float" office:value="0.300711750984191" calcext:value-type="float">
            <text:p>0.301</text:p>
          </table:table-cell>
          <table:table-cell table:style-name="ce12" office:value-type="string" calcext:value-type="string">
            <text:p>cost_si(reference_strategy=ref(), si_lambda=0, cost_params={'kp': 2000.0, 'ki': 0.0, 'kd': 0.0, 'setpoint': 0.2})2021-12-02_22:03:28</text:p>
          </table:table-cell>
          <table:table-cell table:style-name="ce51" office:value-type="float" office:value="0.308718860149383" calcext:value-type="float">
            <text:p>0.309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64000)2021-12-03_23:36:09</text:p>
          </table:table-cell>
          <table:table-cell table:style-name="ce39" office:value-type="float" office:value="0.211298927664756" calcext:value-type="float">
            <text:p>0.211</text:p>
          </table:table-cell>
          <table:table-cell table:style-name="ce12" office:value-type="string" calcext:value-type="string">
            <text:p>cost_si(reference_strategy=ref(), si_lambda=0, cost_params={'kp': 2000.0, 'ki': 0.0, 'kd': 0.0, 'setpoint': 0.3})2021-12-02_22:40:32</text:p>
          </table:table-cell>
          <table:table-cell table:style-name="ce51" office:value-type="float" office:value="0.30115658044815" calcext:value-type="float">
            <text:p>0.301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si(si_lambda=128000)2021-12-03_23:45:48</text:p>
          </table:table-cell>
          <table:table-cell table:style-name="ce39" office:value-type="float" office:value="0.182829186320304" calcext:value-type="float">
            <text:p>0.183</text:p>
          </table:table-cell>
          <table:table-cell table:style-name="ce12" office:value-type="string" calcext:value-type="string">
            <text:p>cost_si(reference_strategy=ref(), si_lambda=0, cost_params={'kp': 2000.0, 'ki': 0.0, 'kd': 0.0, 'setpoint': 0.4})2021-12-02_23:17:35</text:p>
          </table:table-cell>
          <table:table-cell table:style-name="ce51" office:value-type="float" office:value="0.287811398506164" calcext:value-type="float">
            <text:p>0.288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core naive lwf</text:p>
          </table:table-cell>
          <table:table-cell table:style-name="ce39"/>
          <table:table-cell table:style-name="ce12" office:value-type="string" calcext:value-type="string">
            <text:p>core cost lwf</text:p>
          </table:table-cell>
          <table:table-cell table:style-name="ce53"/>
          <table:table-cell table:style-name="ce18" office:value-type="string" calcext:value-type="string">
            <text:p>core decay lwf</text:p>
          </table:table-cell>
          <table:table-cell table:style-name="ce62"/>
          <table:table-cell table:style-name="ce27" office:value-type="string" calcext:value-type="string">
            <text:p>core tune lwf</text:p>
          </table:table-cell>
          <table:table-cell table:style-name="ce70"/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0.5, temperature=2.0)2021-12-03_23:55:27</text:p>
          </table:table-cell>
          <table:table-cell table:style-name="ce39" office:value-type="float" office:value="0.243327409029006" calcext:value-type="float">
            <text:p>0.243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1})2021-12-02_17:59:39</text:p>
          </table:table-cell>
          <table:table-cell table:style-name="ce51" office:value-type="float" office:value="0.48887899518013" calcext:value-type="float">
            <text:p>0.489</text:p>
          </table:table-cell>
          <table:table-cell table:style-name="ce18" office:value-type="string" calcext:value-type="string">
            <text:p>Decay(strategy=lwf(alpha=50, temperature=2.0), decay_factor=0.8, drop_margin=0.1)2021-12-02_00:22:40</text:p>
          </table:table-cell>
          <table:table-cell table:style-name="ce60" office:value-type="float" office:value="0.357206404209136" calcext:value-type="float">
            <text:p>0.357</text:p>
          </table:table-cell>
          <table:table-cell table:style-name="ce27" office:value-type="string" calcext:value-type="string">
            <text:p>Tune(strategy=lwf(alpha=10, temperature=2.0), change_factor=0.2, drop_margin=0.1)2021-12-02_07:54:35</text:p>
          </table:table-cell>
          <table:table-cell table:style-name="ce68" office:value-type="float" office:value="0.452402144670486" calcext:value-type="float">
            <text:p>0.452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1.0, temperature=2.0)2021-12-04_00:02:33</text:p>
          </table:table-cell>
          <table:table-cell table:style-name="ce39" office:value-type="float" office:value="0.258896797895431" calcext:value-type="float">
            <text:p>0.259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2})2021-12-02_18:22:32</text:p>
          </table:table-cell>
          <table:table-cell table:style-name="ce51" office:value-type="float" office:value="0.503113865852356" calcext:value-type="float">
            <text:p>0.503</text:p>
          </table:table-cell>
          <table:table-cell table:style-name="ce18" office:value-type="string" calcext:value-type="string">
            <text:p>Decay(strategy=lwf(alpha=50, temperature=2.0), decay_factor=0.8, drop_margin=0.2)2021-12-02_01:35:07</text:p>
          </table:table-cell>
          <table:table-cell table:style-name="ce60" office:value-type="float" office:value="0.414145916700363" calcext:value-type="float">
            <text:p>0.414</text:p>
          </table:table-cell>
          <table:table-cell table:style-name="ce28" office:value-type="string" calcext:value-type="string">
            <text:p>Tune(strategy=lwf(alpha=10, temperature=2.0), change_factor=0.2, drop_margin=0.2)2021-12-02_09:48:12</text:p>
          </table:table-cell>
          <table:table-cell table:style-name="ce69" office:value-type="float" office:value="0.516459047794342" calcext:value-type="float">
            <text:p>0.516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2.0, temperature=2.0)2021-12-04_00:09:39</text:p>
          </table:table-cell>
          <table:table-cell table:style-name="ce39" office:value-type="float" office:value="0.277135223150253" calcext:value-type="float">
            <text:p>0.277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3})2021-12-02_18:45:28</text:p>
          </table:table-cell>
          <table:table-cell table:style-name="ce51" office:value-type="float" office:value="0.495551615953445" calcext:value-type="float">
            <text:p>0.496</text:p>
          </table:table-cell>
          <table:table-cell table:style-name="ce18" office:value-type="string" calcext:value-type="string">
            <text:p>Decay(strategy=lwf(alpha=50, temperature=2.0), decay_factor=0.8, drop_margin=0.3)2021-12-02_02:41:26</text:p>
          </table:table-cell>
          <table:table-cell table:style-name="ce60" office:value-type="float" office:value="0.43816727399826" calcext:value-type="float">
            <text:p>0.438</text:p>
          </table:table-cell>
          <table:table-cell table:style-name="ce27" office:value-type="string" calcext:value-type="string">
            <text:p>Tune(strategy=lwf(alpha=10, temperature=2.0), change_factor=0.2, drop_margin=0.3)2021-12-02_11:50:38</text:p>
          </table:table-cell>
          <table:table-cell table:style-name="ce68" office:value-type="float" office:value="0.504893243312835" calcext:value-type="float">
            <text:p>0.505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4.0, temperature=2.0)2021-12-04_00:16:44</text:p>
          </table:table-cell>
          <table:table-cell table:style-name="ce39" office:value-type="float" office:value="0.335854083299636" calcext:value-type="float">
            <text:p>0.336</text:p>
          </table:table-cell>
          <table:table-cell table:style-name="ce12" office:value-type="string" calcext:value-type="string">
            <text:p>cost_lwf(reference_strategy=ref(), alpha=0, temperature=2.0, cost_params={'kp': 1.0, 'ki': 0.0, 'kd': 0.0, 'setpoint': 0.4})2021-12-02_19:08:24</text:p>
          </table:table-cell>
          <table:table-cell table:style-name="ce51" office:value-type="float" office:value="0.469306051731109" calcext:value-type="float">
            <text:p>0.469</text:p>
          </table:table-cell>
          <table:table-cell table:style-name="ce19" office:value-type="string" calcext:value-type="string">
            <text:p>Decay(strategy=lwf(alpha=50, temperature=2.0), decay_factor=0.8, drop_margin=0.4)2021-12-02_03:47:37</text:p>
          </table:table-cell>
          <table:table-cell table:style-name="ce61" office:value-type="float" office:value="0.476868331432342" calcext:value-type="float">
            <text:p>0.477</text:p>
          </table:table-cell>
          <table:table-cell table:style-name="ce27" office:value-type="string" calcext:value-type="string">
            <text:p>Tune(strategy=lwf(alpha=10, temperature=2.0), change_factor=0.2, drop_margin=0.4)2021-12-02_13:57:44</text:p>
          </table:table-cell>
          <table:table-cell table:style-name="ce68" office:value-type="float" office:value="0.51023131608963" calcext:value-type="float">
            <text:p>0.510</text:p>
          </table:table-cell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8.0, temperature=2.0)2021-12-04_00:23:50</text:p>
          </table:table-cell>
          <table:table-cell table:style-name="ce39" office:value-type="float" office:value="0.382562279701232" calcext:value-type="float">
            <text:p>0.383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1})2021-12-02_21:16:17</text:p>
          </table:table-cell>
          <table:table-cell table:style-name="ce51" office:value-type="float" office:value="0.490658372640609" calcext:value-type="float">
            <text:p>0.491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16.0, temperature=2.0)2021-12-04_00:30:56</text:p>
          </table:table-cell>
          <table:table-cell table:style-name="ce39" office:value-type="float" office:value="0.434608548879623" calcext:value-type="float">
            <text:p>0.435</text:p>
          </table:table-cell>
          <table:table-cell table:style-name="ce13" office:value-type="string" calcext:value-type="string">
            <text:p>cost_lwf(reference_strategy=ref(), alpha=0, temperature=2.0, cost_params={'kp': 2.0, 'ki': 0.0, 'kd': 0.0, 'setpoint': 0.2})2021-12-02_21:53:23</text:p>
          </table:table-cell>
          <table:table-cell table:style-name="ce52" office:value-type="float" office:value="0.506672620773315" calcext:value-type="float">
            <text:p>0.507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3" office:value-type="string" calcext:value-type="string">
            <text:p>lwf(alpha=32.0, temperature=2.0)2021-12-04_00:38:01</text:p>
          </table:table-cell>
          <table:table-cell table:style-name="ce40" office:value-type="float" office:value="0.501779377460479" calcext:value-type="float">
            <text:p>0.502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3})2021-12-02_22:30:27</text:p>
          </table:table-cell>
          <table:table-cell table:style-name="ce51" office:value-type="float" office:value="0.48887899518013" calcext:value-type="float">
            <text:p>0.489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2" office:value-type="string" calcext:value-type="string">
            <text:p>lwf(alpha=64.0, temperature=2.0)2021-12-04_00:45:07</text:p>
          </table:table-cell>
          <table:table-cell table:style-name="ce39" office:value-type="float" office:value="0.413256227970123" calcext:value-type="float">
            <text:p>0.413</text:p>
          </table:table-cell>
          <table:table-cell table:style-name="ce12" office:value-type="string" calcext:value-type="string">
            <text:p>cost_lwf(reference_strategy=ref(), alpha=0, temperature=2.0, cost_params={'kp': 2.0, 'ki': 0.0, 'kd': 0.0, 'setpoint': 0.4})2021-12-02_23:07:30</text:p>
          </table:table-cell>
          <table:table-cell table:style-name="ce51" office:value-type="float" office:value="0.455516010522842" calcext:value-type="float">
            <text:p>0.456</text:p>
          </table:table-cell>
          <table:table-cell table:style-name="ce18"/>
          <table:table-cell table:style-name="ce60"/>
          <table:table-cell table:style-name="ce27"/>
          <table:table-cell table:style-name="ce68"/>
          <table:table-cell table:number-columns-repeated="56"/>
        </table:table-row>
        <table:table-row table:style-name="ro1">
          <table:table-cell table:style-name="ce34" office:value-type="string" calcext:value-type="string">
            <text:p>lwf(alpha=128.0, temperature=2.0)2021-12-04_00:52:13</text:p>
          </table:table-cell>
          <table:table-cell table:style-name="ce42" office:value-type="float" office:value="0.247775807976722" calcext:value-type="float">
            <text:p>0.248</text:p>
          </table:table-cell>
          <table:table-cell table:style-name="ce49"/>
          <table:table-cell table:style-name="ce54"/>
          <table:table-cell table:style-name="ce58"/>
          <table:table-cell table:style-name="ce63"/>
          <table:table-cell table:style-name="ce66"/>
          <table:table-cell table:style-name="ce71"/>
          <table:table-cell table:number-columns-repeated="56"/>
        </table:table-row>
        <table:table-row table:style-name="ro1">
          <table:table-cell table:style-name="ce35"/>
          <table:table-cell table:style-name="ce44"/>
          <table:table-cell table:style-name="ce12" office:value-type="string" calcext:value-type="string">
            <text:p>mnist cost naive</text:p>
          </table:table-cell>
          <table:table-cell table:style-name="ce53"/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1})2021-12-07_13:22:52</text:p>
          </table:table-cell>
          <table:table-cell table:style-name="ce51" office:value-type="float" office:value="0.103200003504753" calcext:value-type="float">
            <text:p>0.103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2})2021-12-07_13:24:27</text:p>
          </table:table-cell>
          <table:table-cell table:style-name="ce51" office:value-type="float" office:value="0.103200003504753" calcext:value-type="float">
            <text:p>0.103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3})2021-12-07_13:25:59</text:p>
          </table:table-cell>
          <table:table-cell table:style-name="ce51" office:value-type="float" office:value="0.103200003504753" calcext:value-type="float">
            <text:p>0.103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4})2021-12-07_13:27:31</text:p>
          </table:table-cell>
          <table:table-cell table:style-name="ce51" office:value-type="float" office:value="0.103900000452995" calcext:value-type="float">
            <text:p>0.104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6"/>
          <table:table-cell table:style-name="ce46"/>
          <table:table-cell table:style-name="ce12" office:value-type="string" calcext:value-type="string">
            <text:p>cost_naive(reference_strategy=ref(), cost_params={'kp': -0.0001, 'ki': 0.0, 'kd': 0.0, 'border_factor': 1.0, 'setpoint': 0.1})2021-12-07_13:23:26</text:p>
          </table:table-cell>
          <table:table-cell table:style-name="ce51" office:value-type="float" office:value="0.270399987697601" calcext:value-type="float">
            <text:p>0.270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2})2021-12-07_13:24:58</text:p>
          </table:table-cell>
          <table:table-cell table:style-name="ce51" office:value-type="float" office:value="0.213899999856948" calcext:value-type="float">
            <text:p>0.214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3})2021-12-07_13:26:29</text:p>
          </table:table-cell>
          <table:table-cell table:style-name="ce51" office:value-type="float" office:value="0.103200003504753" calcext:value-type="float">
            <text:p>0.103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4})2021-12-07_13:28:01</text:p>
          </table:table-cell>
          <table:table-cell table:style-name="ce51" office:value-type="float" office:value="0.104400001466274" calcext:value-type="float">
            <text:p>0.104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1})2021-12-07_16:32:22</text:p>
          </table:table-cell>
          <table:table-cell table:style-name="ce51" office:value-type="float" office:value="0.109300002455711" calcext:value-type="float">
            <text:p>0.109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2})2021-12-07_16:32:56</text:p>
          </table:table-cell>
          <table:table-cell table:style-name="ce51" office:value-type="float" office:value="0.164299994707107" calcext:value-type="float">
            <text:p>0.164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3})2021-12-07_16:33:27</text:p>
          </table:table-cell>
          <table:table-cell table:style-name="ce51" office:value-type="float" office:value="0.328500002622604" calcext:value-type="float">
            <text:p>0.329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3" office:value-type="string" calcext:value-type="string">
            <text:p>cost_naive(reference_strategy=ref(), cost_params={'kp': -1e-05, 'ki': 0.0, 'kd': 0.0, 'border_factor': 1.0, 'setpoint': 0.4})2021-12-07_16:33:59</text:p>
          </table:table-cell>
          <table:table-cell table:style-name="ce52" office:value-type="float" office:value="0.59850001335144" calcext:value-type="float">
            <text:p>0.599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4"/>
          <table:table-cell table:style-name="ce12" office:value-type="string" calcext:value-type="string">
            <text:p>cifar cost naive</text:p>
          </table:table-cell>
          <table:table-cell table:style-name="ce53"/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1})2021-12-07_15:24:13</text:p>
          </table:table-cell>
          <table:table-cell table:style-name="ce51" office:value-type="float" office:value="0.134100005030632" calcext:value-type="float">
            <text:p>0.134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2})2021-12-07_15:38:47</text:p>
          </table:table-cell>
          <table:table-cell table:style-name="ce51" office:value-type="float" office:value="0.102399997413158" calcext:value-type="float">
            <text:p>0.102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3})2021-12-07_15:53:28</text:p>
          </table:table-cell>
          <table:table-cell table:style-name="ce51" office:value-type="float" office:value="0.065700002014637" calcext:value-type="float">
            <text:p>0.066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4})2021-12-07_16:08:10</text:p>
          </table:table-cell>
          <table:table-cell table:style-name="ce51" office:value-type="float" office:value="0.0776999965310096" calcext:value-type="float">
            <text:p>0.078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6"/>
          <table:table-cell table:style-name="ce46"/>
          <table:table-cell table:style-name="ce13" office:value-type="string" calcext:value-type="string">
            <text:p>cost_naive(reference_strategy=ref(), cost_params={'kp': -0.0001, 'ki': 0.0, 'kd': 0.0, 'border_factor': 1.0, 'setpoint': 0.1})2021-12-07_15:29:06</text:p>
          </table:table-cell>
          <table:table-cell table:style-name="ce52" office:value-type="float" office:value="0.132400006055831" calcext:value-type="float">
            <text:p>0.132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2})2021-12-07_15:43:39</text:p>
          </table:table-cell>
          <table:table-cell table:style-name="ce51" office:value-type="float" office:value="0.12219999730587" calcext:value-type="float">
            <text:p>0.122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3})2021-12-07_15:58:22</text:p>
          </table:table-cell>
          <table:table-cell table:style-name="ce51" office:value-type="float" office:value="0.0750999972224235" calcext:value-type="float">
            <text:p>0.075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4})2021-12-07_16:13:07</text:p>
          </table:table-cell>
          <table:table-cell table:style-name="ce51" office:value-type="float" office:value="0.0877000018954277" calcext:value-type="float">
            <text:p>0.088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1})2021-12-07_17:12:38</text:p>
          </table:table-cell>
          <table:table-cell table:style-name="ce51" office:value-type="float" office:value="0.112999998033046" calcext:value-type="float">
            <text:p>0.113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2})2021-12-07_17:17:31</text:p>
          </table:table-cell>
          <table:table-cell table:style-name="ce51" office:value-type="float" office:value="0.0775000005960464" calcext:value-type="float">
            <text:p>0.078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3})2021-12-07_17:22:28</text:p>
          </table:table-cell>
          <table:table-cell table:style-name="ce51" office:value-type="float" office:value="0.0798999965190887" calcext:value-type="float">
            <text:p>0.080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4})2021-12-07_17:27:29</text:p>
          </table:table-cell>
          <table:table-cell table:style-name="ce51" office:value-type="float" office:value="0.100100003182888" calcext:value-type="float">
            <text:p>0.100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4"/>
          <table:table-cell table:style-name="ce12" office:value-type="string" calcext:value-type="string">
            <text:p>core cost naive</text:p>
          </table:table-cell>
          <table:table-cell table:style-name="ce53"/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1})2021-12-07_13:29:05</text:p>
          </table:table-cell>
          <table:table-cell table:style-name="ce51" office:value-type="float" office:value="0.195729538798332" calcext:value-type="float">
            <text:p>0.196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2})2021-12-07_13:57:34</text:p>
          </table:table-cell>
          <table:table-cell table:style-name="ce51" office:value-type="float" office:value="0.232206404209136" calcext:value-type="float">
            <text:p>0.232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3})2021-12-07_14:26:23</text:p>
          </table:table-cell>
          <table:table-cell table:style-name="ce51" office:value-type="float" office:value="0.255782932043075" calcext:value-type="float">
            <text:p>0.256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1, 'ki': 0.0, 'kd': 0.0, 'border_factor': 1.0, 'setpoint': 0.4})2021-12-07_14:55:19</text:p>
          </table:table-cell>
          <table:table-cell table:style-name="ce51" office:value-type="float" office:value="0.259786486625671" calcext:value-type="float">
            <text:p>0.260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1})2021-12-07_13:38:31</text:p>
          </table:table-cell>
          <table:table-cell table:style-name="ce51" office:value-type="float" office:value="0.18727758526802" calcext:value-type="float">
            <text:p>0.187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2})2021-12-07_14:07:10</text:p>
          </table:table-cell>
          <table:table-cell table:style-name="ce51" office:value-type="float" office:value="0.206405699253082" calcext:value-type="float">
            <text:p>0.206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3})2021-12-07_14:35:57</text:p>
          </table:table-cell>
          <table:table-cell table:style-name="ce51" office:value-type="float" office:value="0.244217082858085" calcext:value-type="float">
            <text:p>0.244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0.0001, 'ki': 0.0, 'kd': 0.0, 'border_factor': 1.0, 'setpoint': 0.4})2021-12-07_15:04:56</text:p>
          </table:table-cell>
          <table:table-cell table:style-name="ce51" office:value-type="float" office:value="0.26112100481987" calcext:value-type="float">
            <text:p>0.261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1})2021-12-07_16:34:33</text:p>
          </table:table-cell>
          <table:table-cell table:style-name="ce51" office:value-type="float" office:value="0.211298927664756" calcext:value-type="float">
            <text:p>0.211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2" office:value-type="string" calcext:value-type="string">
            <text:p>cost_naive(reference_strategy=ref(), cost_params={'kp': -1e-05, 'ki': 0.0, 'kd': 0.0, 'border_factor': 1.0, 'setpoint': 0.2})2021-12-07_16:44:05</text:p>
          </table:table-cell>
          <table:table-cell table:style-name="ce51" office:value-type="float" office:value="0.238434165716171" calcext:value-type="float">
            <text:p>0.238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6"/>
          <table:table-cell table:style-name="ce46"/>
          <table:table-cell table:style-name="ce12" office:value-type="string" calcext:value-type="string">
            <text:p>cost_naive(reference_strategy=ref(), cost_params={'kp': -1e-05, 'ki': 0.0, 'kd': 0.0, 'border_factor': 1.0, 'setpoint': 0.3})2021-12-07_16:53:34</text:p>
          </table:table-cell>
          <table:table-cell table:style-name="ce51" office:value-type="float" office:value="0.272686839103698" calcext:value-type="float">
            <text:p>0.273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>
          <table:table-cell table:style-name="ce35"/>
          <table:table-cell table:style-name="ce45"/>
          <table:table-cell table:style-name="ce13" office:value-type="string" calcext:value-type="string">
            <text:p>cost_naive(reference_strategy=ref(), cost_params={'kp': -1e-05, 'ki': 0.0, 'kd': 0.0, 'border_factor': 1.0, 'setpoint': 0.4})2021-12-07_17:03:08</text:p>
          </table:table-cell>
          <table:table-cell table:style-name="ce52" office:value-type="float" office:value="0.286476880311965" calcext:value-type="float">
            <text:p>0.286</text:p>
          </table:table-cell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1" table:number-rows-repeated="913">
          <table:table-cell table:style-name="ce37"/>
          <table:table-cell table:style-name="ce44"/>
          <table:table-cell table:style-name="ce14"/>
          <table:table-cell table:style-name="ce53"/>
          <table:table-cell table:style-name="ce22"/>
          <table:table-cell table:style-name="ce62"/>
          <table:table-cell table:style-name="ce26"/>
          <table:table-cell table:style-name="ce72"/>
          <table:table-cell table:number-columns-repeated="56"/>
        </table:table-row>
        <table:table-row table:style-name="ro3" table:number-rows-repeated="1047535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Grid Search Results'.L3:'Grid Search Results'.O11">
            <calcext:condition calcext:apply-style-name="ConditionalStyle_1" calcext:value="formula-is([.L3:.O3]=MAX([.$L3:.$O3]))" calcext:base-cell-address="'Grid Search Results'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3:39:53.690444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NIST" style:display-name="PageStyle_MN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1" style:display-name="PageStyle_Sheet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dSearch" style:display-name="PageStyle_Grid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7" style:display-name="PageStyle_Shee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FAR" style:display-name="PageStyle_CIF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E" style:display-name="PageStyle_C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0" style:display-name="PageStyle_Sheet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_20_Parameters" style:display-name="PageStyle_New Parame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2-15T13:42:13.569155957</dc:date>
    <meta:editing-duration>PT2M20S</meta:editing-duration>
    <meta:editing-cycles>1</meta:editing-cycles>
    <meta:document-statistic meta:table-count="1" meta:cell-count="605" meta:object-count="0"/>
  </office:meta>
</office:document-meta>
</file>